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mm"/>
    </style:style>
    <style:style style:name="co2" style:family="table-column">
      <style:table-column-properties fo:break-before="auto" style:column-width="11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Envy Code R"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Envy Code R"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Envy Code R" fo:font-weight="normal" style:font-weight-asian="normal" style:font-weight-complex="normal"/>
    </style:style>
    <style:style style:name="ce10" style:family="table-cell" style:parent-style-name="Default">
      <style:table-cell-properties fo:background-color="#000000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font-name="Envy Code R" fo:font-size="10pt" style:font-size-asian="10pt" style:font-size-complex="10pt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Envy Code R" fo:font-size="10pt" style:font-size-asian="10pt" style:font-size-complex="10pt"/>
    </style:style>
    <style:style style:name="ce13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font-name="Envy Code R" fo:font-size="10pt" style:font-size-asian="10pt" style:font-size-complex="1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19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3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end" fo:margin-left="0mm"/>
      <style:text-properties style:font-name="Envy Code R" fo:font-weight="normal" style:font-weight-asian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style:font-name="Envy Code R"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9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mm"/>
      <style:text-properties style:font-name="Envy Code R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Envy Code R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Envy Code R" fo:font-weight="normal" style:font-weight-asian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Envy Code R" fo:font-size="10pt" style:font-size-asian="10pt" style:font-size-complex="10pt"/>
    </style:style>
    <style:style style:name="ce35" style:family="table-cell" style:parent-style-name="Default">
      <style:table-cell-properties fo:background-color="transparent"/>
      <style:text-properties style:font-name="Envy Code R" fo:font-size="10pt" style:font-size-asian="10pt" style:font-size-complex="10pt"/>
    </style:style>
    <style:style style:name="ce36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Envy Code R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Envy Code R" fo:font-size="10pt" style:font-size-asian="10pt" style:font-size-complex="10pt"/>
    </style:style>
    <style:style style:name="ce38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42" style:family="table-cell" style:parent-style-name="Default" style:data-style-name="N1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10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10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 fo:margin-left="0mm"/>
      <style:text-properties style:font-name="Envy Code R" fo:font-weight="normal" style:font-weight-asian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end" fo:margin-left="0mm"/>
      <style:text-properties style:font-name="Envy Code R"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end" fo:margin-left="0mm"/>
      <style:text-properties style:font-name="Envy Code R" fo:font-weight="normal" style:font-weight-asian="normal" style:font-weight-complex="normal"/>
    </style:style>
    <style:style style:name="ce52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Envy Code R" fo:font-size="10pt" style:font-size-asian="10pt" style:font-size-complex="10pt"/>
    </style:style>
    <style:style style:name="ce5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Envy Code R" fo:font-size="10pt" style:font-size-asian="10pt" style:font-size-complex="10pt"/>
    </style:style>
    <style:style style:name="ce55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Envy Code R" fo:font-size="10pt" style:font-size-asian="10pt" style:font-size-complex="10pt"/>
    </style:style>
    <style:style style:name="ce5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58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59" style:family="table-cell" style:parent-style-name="Default" style:data-style-name="N44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60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</style:style>
    <style:style style:name="ce63" style:family="table-cell" style:parent-style-name="Default">
      <style:text-properties style:font-name="Envy Code R" fo:font-size="10pt" style:font-size-asian="10pt" style:font-size-complex="10pt"/>
    </style:style>
    <style:style style:name="ce6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6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66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67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nvy Code R" fo:font-size="10pt" style:font-size-asian="10pt" style:font-size-complex="10pt"/>
    </style:style>
  </office:automatic-styles>
  <office:body>
    <office:spreadsheet>
      <table:calculation-settings table:automatic-find-labels="false"/>
      <table:table table:name="DBASE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30" table:default-cell-style-name="ce18"/>
        <table:table-column table:style-name="co3" table:number-columns-repeated="992" table:default-cell-style-name="ce63"/>
        <table:table-row table:style-name="ro1">
          <table:table-cell table:style-name="ce1" office:value-type="string" calcext:value-type="string">
            <text:p>PROVISION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67" office:value-type="float" office:value="30" calcext:value-type="float">
            <text:p>30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2" office:value-type="string" calcext:value-type="string">
            <text:p>VILLAGE HEADQUARTERS</text:p>
          </table:table-cell>
          <table:table-cell table:style-name="ce15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15" office:value-type="float" office:value="11" calcext:value-type="float">
            <text:p>1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8" calcext:value-type="float">
            <text:p>18</text:p>
          </table:table-cell>
          <table:table-cell table:style-name="ce39" office:value-type="float" office:value="21" calcext:value-type="float">
            <text:p>21</text:p>
          </table:table-cell>
          <table:table-cell table:style-name="ce15" office:value-type="float" office:value="24" calcext:value-type="float">
            <text:p>24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8" calcext:value-type="float">
            <text:p>38</text:p>
          </table:table-cell>
          <table:table-cell table:style-name="ce39" office:value-type="float" office:value="45" calcext:value-type="float">
            <text:p>45</text:p>
          </table:table-cell>
          <table:table-cell table:style-name="ce15" office:value-type="float" office:value="53" calcext:value-type="float">
            <text:p>53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84" calcext:value-type="float">
            <text:p>84</text:p>
          </table:table-cell>
          <table:table-cell table:style-name="ce39" office:value-type="float" office:value="99" calcext:value-type="float">
            <text:p>99</text:p>
          </table:table-cell>
          <table:table-cell table:style-name="ce15" office:value-type="float" office:value="116" calcext:value-type="float">
            <text:p>116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185" calcext:value-type="float">
            <text:p>185</text:p>
          </table:table-cell>
          <table:table-cell table:style-name="ce39" office:value-type="float" office:value="216" calcext:value-type="float">
            <text:p>216</text:p>
          </table:table-cell>
          <table:table-cell table:style-name="ce15" office:value-type="float" office:value="253" calcext:value-type="float">
            <text:p>253</text:p>
          </table:table-cell>
          <table:table-cell table:style-name="ce27" office:value-type="float" office:value="296" calcext:value-type="float">
            <text:p>296</text:p>
          </table:table-cell>
          <table:table-cell table:style-name="ce27" office:value-type="float" office:value="347" calcext:value-type="float">
            <text:p>347</text:p>
          </table:table-cell>
          <table:table-cell table:style-name="ce27" office:value-type="float" office:value="406" calcext:value-type="float">
            <text:p>406</text:p>
          </table:table-cell>
          <table:table-cell table:style-name="ce39" office:value-type="float" office:value="475" calcext:value-type="float">
            <text:p>475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TIMBER CAMP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style-name="ce40" office:value-type="float" office:value="38" calcext:value-type="float">
            <text:p>38</text:p>
          </table:table-cell>
          <table:table-cell table:style-name="ce16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style-name="ce40" office:value-type="float" office:value="77" calcext:value-type="float">
            <text:p>77</text:p>
          </table:table-cell>
          <table:table-cell table:style-name="ce16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table:style-name="ce40" office:value-type="float" office:value="159" calcext:value-type="float">
            <text:p>159</text:p>
          </table:table-cell>
          <table:table-cell table:style-name="ce16" office:value-type="float" office:value="183" calcext:value-type="float">
            <text:p>183</text:p>
          </table:table-cell>
          <table:table-cell office:value-type="float" office:value="212" calcext:value-type="float">
            <text:p>212</text:p>
          </table:table-cell>
          <table:table-cell office:value-type="float" office:value="245" calcext:value-type="float">
            <text:p>245</text:p>
          </table:table-cell>
          <table:table-cell office:value-type="float" office:value="283" calcext:value-type="float">
            <text:p>283</text:p>
          </table:table-cell>
          <table:table-cell table:style-name="ce40" office:value-type="float" office:value="326" calcext:value-type="float">
            <text:p>326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CLAY PIT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40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40" office:value-type="float" office:value="33" calcext:value-type="float">
            <text:p>33</text:p>
          </table:table-cell>
          <table:table-cell table:style-name="ce16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style-name="ce40" office:value-type="float" office:value="63" calcext:value-type="float">
            <text:p>63</text:p>
          </table:table-cell>
          <table:table-cell table:style-name="ce16"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table:style-name="ce40" office:value-type="float" office:value="121" calcext:value-type="float">
            <text:p>121</text:p>
          </table:table-cell>
          <table:table-cell table:style-name="ce16"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table:style-name="ce40" office:value-type="float" office:value="232" calcext:value-type="float">
            <text:p>232</text:p>
          </table:table-cell>
          <table:table-cell table:style-name="ce16" office:value-type="float" office:value="265" calcext:value-type="float">
            <text:p>265</text:p>
          </table:table-cell>
          <table:table-cell office:value-type="float" office:value="302" calcext:value-type="float">
            <text:p>302</text:p>
          </table:table-cell>
          <table:table-cell office:value-type="float" office:value="344" calcext:value-type="float">
            <text:p>344</text:p>
          </table:table-cell>
          <table:table-cell office:value-type="float" office:value="392" calcext:value-type="float">
            <text:p>392</text:p>
          </table:table-cell>
          <table:table-cell table:style-name="ce40" office:value-type="float" office:value="447" calcext:value-type="float">
            <text:p>447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IRON MINE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40" office:value-type="float" office:value="41" calcext:value-type="float">
            <text:p>41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style-name="ce40"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 table:style-name="ce40" office:value-type="float" office:value="197" calcext:value-type="float">
            <text:p>197</text:p>
          </table:table-cell>
          <table:table-cell table:style-name="ce16" office:value-type="float" office:value="231" calcext:value-type="float">
            <text:p>231</text:p>
          </table:table-cell>
          <table:table-cell office:value-type="float" office:value="270" calcext:value-type="float">
            <text:p>270</text:p>
          </table:table-cell>
          <table:table-cell office:value-type="float" office:value="316" calcext:value-type="float">
            <text:p>316</text:p>
          </table:table-cell>
          <table:table-cell office:value-type="float" office:value="370" calcext:value-type="float">
            <text:p>370</text:p>
          </table:table-cell>
          <table:table-cell table:style-name="ce40" office:value-type="float" office:value="433" calcext:value-type="float">
            <text:p>433</text:p>
          </table:table-cell>
          <table:table-cell table:style-name="ce16" office:value-type="float" office:value="507" calcext:value-type="float">
            <text:p>507</text:p>
          </table:table-cell>
          <table:table-cell office:value-type="float" office:value="593" calcext:value-type="float">
            <text:p>593</text:p>
          </table:table-cell>
          <table:table-cell office:value-type="float" office:value="693" calcext:value-type="float">
            <text:p>693</text:p>
          </table:table-cell>
          <table:table-cell office:value-type="float" office:value="811" calcext:value-type="float">
            <text:p>811</text:p>
          </table:table-cell>
          <table:table-cell table:style-name="ce40" office:value-type="float" office:value="949" calcext:value-type="float">
            <text:p>949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style-name="ce16" office:value-type="float" office:value="-240" calcext:value-type="float">
            <text:p>-240</text:p>
          </table:table-cell>
          <table:table-cell office:value-type="float" office:value="-281" calcext:value-type="float">
            <text:p>-281</text:p>
          </table:table-cell>
          <table:table-cell office:value-type="float" office:value="-330" calcext:value-type="float">
            <text:p>-330</text:p>
          </table:table-cell>
          <table:table-cell office:value-type="float" office:value="-386" calcext:value-type="float">
            <text:p>-386</text:p>
          </table:table-cell>
          <table:table-cell table:style-name="ce40" office:value-type="float" office:value="-453" calcext:value-type="float">
            <text:p>-453</text:p>
          </table:table-cell>
          <table:table-cell table:style-name="ce16" office:value-type="float" office:value="-531" calcext:value-type="float">
            <text:p>-531</text:p>
          </table:table-cell>
          <table:table-cell office:value-type="float" office:value="-622" calcext:value-type="float">
            <text:p>-622</text:p>
          </table:table-cell>
          <table:table-cell office:value-type="float" office:value="-729" calcext:value-type="float">
            <text:p>-729</text:p>
          </table:table-cell>
          <table:table-cell office:value-type="float" office:value="-855" calcext:value-type="float">
            <text:p>-855</text:p>
          </table:table-cell>
          <table:table-cell table:style-name="ce40" office:value-type="float" office:value="-1002" calcext:value-type="float">
            <text:p>-1002</text:p>
          </table:table-cell>
          <table:table-cell table:style-name="ce16" office:value-type="float" office:value="-1175" calcext:value-type="float">
            <text:p>-1175</text:p>
          </table:table-cell>
          <table:table-cell office:value-type="float" office:value="-1377" calcext:value-type="float">
            <text:p>-1377</text:p>
          </table:table-cell>
          <table:table-cell office:value-type="float" office:value="-1614" calcext:value-type="float">
            <text:p>-1614</text:p>
          </table:table-cell>
          <table:table-cell office:value-type="float" office:value="-1891" calcext:value-type="float">
            <text:p>-1891</text:p>
          </table:table-cell>
          <table:table-cell table:style-name="ce40" office:value-type="float" office:value="-2217" calcext:value-type="float">
            <text:p>-2217</text:p>
          </table:table-cell>
          <table:table-cell table:style-name="ce16" office:value-type="float" office:value="-2598" calcext:value-type="float">
            <text:p>-2598</text:p>
          </table:table-cell>
          <table:table-cell office:value-type="float" office:value="-3046" calcext:value-type="float">
            <text:p>-3046</text:p>
          </table:table-cell>
          <table:table-cell office:value-type="float" office:value="-3570" calcext:value-type="float">
            <text:p>-3570</text:p>
          </table:table-cell>
          <table:table-cell office:value-type="float" office:value="-4184" calcext:value-type="float">
            <text:p>-4184</text:p>
          </table:table-cell>
          <table:table-cell table:style-name="ce40" office:value-type="float" office:value="-4904" calcext:value-type="float">
            <text:p>-4904</text:p>
          </table:table-cell>
          <table:table-cell table:style-name="ce16" office:value-type="float" office:value="-5748" calcext:value-type="float">
            <text:p>-5748</text:p>
          </table:table-cell>
          <table:table-cell office:value-type="float" office:value="-6737" calcext:value-type="float">
            <text:p>-6737</text:p>
          </table:table-cell>
          <table:table-cell office:value-type="float" office:value="-7897" calcext:value-type="float">
            <text:p>-7897</text:p>
          </table:table-cell>
          <table:table-cell office:value-type="float" office:value="-9256" calcext:value-type="float">
            <text:p>-9256</text:p>
          </table:table-cell>
          <table:table-cell table:style-name="ce40" office:value-type="float" office:value="-10849" calcext:value-type="float">
            <text:p>-10849</text:p>
          </table:table-cell>
          <table:table-cell table:style-name="ce16" office:value-type="float" office:value="-12716" calcext:value-type="float">
            <text:p>-12716</text:p>
          </table:table-cell>
          <table:table-cell office:value-type="float" office:value="-14904" calcext:value-type="float">
            <text:p>-14904</text:p>
          </table:table-cell>
          <table:table-cell office:value-type="float" office:value="-17469" calcext:value-type="float">
            <text:p>-17469</text:p>
          </table:table-cell>
          <table:table-cell office:value-type="float" office:value="-20476" calcext:value-type="float">
            <text:p>-20476</text:p>
          </table:table-cell>
          <table:table-cell table:style-name="ce40" office:value-type="float" office:value="-24000" calcext:value-type="float">
            <text:p>-24000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WAREHOUSE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CHAPEL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CHURCH</text:p>
          </table:table-cell>
          <table:table-cell table:style-name="ce16" office:value-type="float" office:value="5000" calcext:value-type="float">
            <text:p>5000</text:p>
          </table:table-cell>
          <table:table-cell office:value-type="float" office:value="7750" calcext:value-type="float">
            <text:p>7750</text:p>
          </table:table-cell>
          <table:table-cell office:value-type="float" office:value="12013" calcext:value-type="float">
            <text:p>12013</text:p>
          </table:table-cell>
          <table:table-cell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RALLY POINT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40" office:value-type="float" office:value="28" calcext:value-type="float">
            <text:p>28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BARRACKS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40" office:value-type="float" office:value="35" calcext:value-type="float">
            <text:p>35</text:p>
          </table:table-cell>
          <table:table-cell table:style-name="ce16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style-name="ce40" office:value-type="float" office:value="88" calcext:value-type="float">
            <text:p>88</text:p>
          </table:table-cell>
          <table:table-cell table:style-name="ce16"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table:style-name="ce40" office:value-type="float" office:value="222" calcext:value-type="float">
            <text:p>222</text:p>
          </table:table-cell>
          <table:table-cell table:style-name="ce16"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385" calcext:value-type="float">
            <text:p>385</text:p>
          </table:table-cell>
          <table:table-cell office:value-type="float" office:value="463" calcext:value-type="float">
            <text:p>463</text:p>
          </table:table-cell>
          <table:table-cell table:style-name="ce40" office:value-type="float" office:value="556" calcext:value-type="float">
            <text:p>556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STATUE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WALL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40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4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style-name="ce40" office:value-type="float" office:value="99" calcext:value-type="float">
            <text:p>99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HOSPITAL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40" office:value-type="float" office:value="40" calcext:value-type="float">
            <text:p>40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MARKET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40" office:value-type="float" office:value="37" calcext:value-type="float">
            <text:p>37</text:p>
          </table:table-cell>
          <table:table-cell table:style-name="ce16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40" office:value-type="float" office:value="82" calcext:value-type="float">
            <text:p>82</text:p>
          </table:table-cell>
          <table:table-cell table:style-name="ce16"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table:style-name="ce40" office:value-type="float" office:value="180" calcext:value-type="float">
            <text:p>180</text:p>
          </table:table-cell>
          <table:table-cell table:style-name="ce16" office:value-type="float" office:value="211" calcext:value-type="float">
            <text:p>211</text:p>
          </table:table-cell>
          <table:table-cell office:value-type="float" office:value="247" calcext:value-type="float">
            <text:p>247</text:p>
          </table:table-cell>
          <table:table-cell office:value-type="float" office:value="289" calcext:value-type="float">
            <text:p>289</text:p>
          </table:table-cell>
          <table:table-cell office:value-type="float" office:value="338" calcext:value-type="float">
            <text:p>338</text:p>
          </table:table-cell>
          <table:table-cell table:style-name="ce40" office:value-type="float" office:value="395" calcext:value-type="float">
            <text:p>395</text:p>
          </table:table-cell>
          <table:table-cell table:style-name="ce16" office:value-type="float" office:value="462" calcext:value-type="float">
            <text:p>462</text:p>
          </table:table-cell>
          <table:table-cell office:value-type="float" office:value="541" calcext:value-type="float">
            <text:p>541</text:p>
          </table:table-cell>
          <table:table-cell office:value-type="float" office:value="633" calcext:value-type="float">
            <text:p>633</text:p>
          </table:table-cell>
          <table:table-cell office:value-type="float" office:value="740" calcext:value-type="float">
            <text:p>740</text:p>
          </table:table-cell>
          <table:table-cell table:style-name="ce40" office:value-type="float" office:value="866" calcext:value-type="float">
            <text:p>866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TAVERN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40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style-name="ce40" office:value-type="float" office:value="86" calcext:value-type="float">
            <text:p>86</text:p>
          </table:table-cell>
          <table:table-cell table:style-name="ce16"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table:style-name="ce40" office:value-type="float" office:value="284" calcext:value-type="float">
            <text:p>284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ACADEMY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4" office:value-type="string" calcext:value-type="string">
            <text:p>HALL OF ORDERS</text:p>
          </table:table-cell>
          <table:table-cell table:style-name="ce17" office:value-type="float" office:value="50" calcext:value-type="float">
            <text:p>50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02" calcext:value-type="float">
            <text:p>102</text:p>
          </table:table-cell>
          <table:table-cell table:style-name="ce41" office:value-type="float" office:value="130" calcext:value-type="float">
            <text:p>130</text:p>
          </table:table-cell>
          <table:table-cell table:style-name="ce17" office:value-type="float" office:value="165" calcext:value-type="float">
            <text:p>165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338" calcext:value-type="float">
            <text:p>338</text:p>
          </table:table-cell>
          <table:table-cell table:style-name="ce41" office:value-type="float" office:value="430" calcext:value-type="float">
            <text:p>430</text:p>
          </table:table-cell>
          <table:table-cell table:style-name="ce17" office:value-type="string" calcext:value-type="string">
            <text:p>-</text:p>
          </table:table-cell>
          <table:table-cell table:number-columns-repeated="3" table:style-name="ce28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number-columns-repeated="3" table:style-name="ce28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number-columns-repeated="3" table:style-name="ce28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number-columns-repeated="3" table:style-name="ce28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POINT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67" office:value-type="float" office:value="30" calcext:value-type="float">
            <text:p>30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2" office:value-type="string" calcext:value-type="string">
            <text:p>VILLAGE HEADQUARTERS</text:p>
          </table:table-cell>
          <table:table-cell table:style-name="ce15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7" calcext:value-type="float">
            <text:p>17</text:p>
          </table:table-cell>
          <table:table-cell table:style-name="ce39" office:value-type="float" office:value="21" calcext:value-type="float">
            <text:p>21</text:p>
          </table:table-cell>
          <table:table-cell table:style-name="ce15" office:value-type="float" office:value="25" calcext:value-type="float">
            <text:p>25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3" calcext:value-type="float">
            <text:p>43</text:p>
          </table:table-cell>
          <table:table-cell table:style-name="ce39" office:value-type="float" office:value="52" calcext:value-type="float">
            <text:p>52</text:p>
          </table:table-cell>
          <table:table-cell table:style-name="ce15" office:value-type="float" office:value="62" calcext:value-type="float">
            <text:p>62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07" calcext:value-type="float">
            <text:p>107</text:p>
          </table:table-cell>
          <table:table-cell table:style-name="ce39" office:value-type="float" office:value="128" calcext:value-type="float">
            <text:p>128</text:p>
          </table:table-cell>
          <table:table-cell table:style-name="ce15" office:value-type="float" office:value="154" calcext:value-type="float">
            <text:p>154</text:p>
          </table:table-cell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266" calcext:value-type="float">
            <text:p>266</text:p>
          </table:table-cell>
          <table:table-cell table:style-name="ce39" office:value-type="float" office:value="319" calcext:value-type="float">
            <text:p>319</text:p>
          </table:table-cell>
          <table:table-cell table:style-name="ce15" office:value-type="float" office:value="383" calcext:value-type="float">
            <text:p>383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552" calcext:value-type="float">
            <text:p>552</text:p>
          </table:table-cell>
          <table:table-cell table:style-name="ce27" office:value-type="float" office:value="662" calcext:value-type="float">
            <text:p>662</text:p>
          </table:table-cell>
          <table:table-cell table:style-name="ce39" office:value-type="float" office:value="795" calcext:value-type="float">
            <text:p>795</text:p>
          </table:table-cell>
          <table:table-cell table:style-name="ce15" office:value-type="float" office:value="954" calcext:value-type="float">
            <text:p>954</text:p>
          </table:table-cell>
          <table:table-cell table:style-name="ce27" office:value-type="float" office:value="1145" calcext:value-type="float">
            <text:p>1145</text:p>
          </table:table-cell>
          <table:table-cell table:style-name="ce27" office:value-type="float" office:value="1374" calcext:value-type="float">
            <text:p>1374</text:p>
          </table:table-cell>
          <table:table-cell table:style-name="ce27" office:value-type="float" office:value="1648" calcext:value-type="float">
            <text:p>1648</text:p>
          </table:table-cell>
          <table:table-cell table:style-name="ce39" office:value-type="float" office:value="1978" calcext:value-type="float">
            <text:p>1978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TIMBER CAMP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40" office:value-type="float" office:value="31" calcext:value-type="float">
            <text:p>31</text:p>
          </table:table-cell>
          <table:table-cell table:style-name="ce16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40" office:value-type="float" office:value="77" calcext:value-type="float">
            <text:p>77</text:p>
          </table:table-cell>
          <table:table-cell table:style-name="ce16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40" office:value-type="float" office:value="192" calcext:value-type="float">
            <text:p>192</text:p>
          </table:table-cell>
          <table:table-cell table:style-name="ce16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40" office:value-type="float" office:value="477" calcext:value-type="float">
            <text:p>477</text:p>
          </table:table-cell>
          <table:table-cell table:style-name="ce16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40" office:value-type="float" office:value="1187" calcext:value-type="float">
            <text:p>1187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CLAY PIT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40" office:value-type="float" office:value="31" calcext:value-type="float">
            <text:p>31</text:p>
          </table:table-cell>
          <table:table-cell table:style-name="ce16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40" office:value-type="float" office:value="77" calcext:value-type="float">
            <text:p>77</text:p>
          </table:table-cell>
          <table:table-cell table:style-name="ce16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40" office:value-type="float" office:value="192" calcext:value-type="float">
            <text:p>192</text:p>
          </table:table-cell>
          <table:table-cell table:style-name="ce16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40" office:value-type="float" office:value="477" calcext:value-type="float">
            <text:p>477</text:p>
          </table:table-cell>
          <table:table-cell table:style-name="ce16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40" office:value-type="float" office:value="1187" calcext:value-type="float">
            <text:p>1187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IRON MINE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40" office:value-type="float" office:value="31" calcext:value-type="float">
            <text:p>31</text:p>
          </table:table-cell>
          <table:table-cell table:style-name="ce16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40" office:value-type="float" office:value="77" calcext:value-type="float">
            <text:p>77</text:p>
          </table:table-cell>
          <table:table-cell table:style-name="ce16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40" office:value-type="float" office:value="192" calcext:value-type="float">
            <text:p>192</text:p>
          </table:table-cell>
          <table:table-cell table:style-name="ce16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40" office:value-type="float" office:value="477" calcext:value-type="float">
            <text:p>477</text:p>
          </table:table-cell>
          <table:table-cell table:style-name="ce16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40" office:value-type="float" office:value="1187" calcext:value-type="float">
            <text:p>1187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40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40" office:value-type="float" office:value="64" calcext:value-type="float">
            <text:p>64</text:p>
          </table:table-cell>
          <table:table-cell table:style-name="ce16"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table:style-name="ce40" office:value-type="float" office:value="160" calcext:value-type="float">
            <text:p>160</text:p>
          </table:table-cell>
          <table:table-cell table:style-name="ce16"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table:style-name="ce40" office:value-type="float" office:value="397" calcext:value-type="float">
            <text:p>397</text:p>
          </table:table-cell>
          <table:table-cell table:style-name="ce16" office:value-type="float" office:value="477" calcext:value-type="float">
            <text:p>477</text:p>
          </table:table-cell>
          <table:table-cell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table:style-name="ce40" office:value-type="float" office:value="989" calcext:value-type="float">
            <text:p>989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WAREHOUSE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40" office:value-type="float" office:value="31" calcext:value-type="float">
            <text:p>31</text:p>
          </table:table-cell>
          <table:table-cell table:style-name="ce16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40" office:value-type="float" office:value="77" calcext:value-type="float">
            <text:p>77</text:p>
          </table:table-cell>
          <table:table-cell table:style-name="ce16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40" office:value-type="float" office:value="192" calcext:value-type="float">
            <text:p>192</text:p>
          </table:table-cell>
          <table:table-cell table:style-name="ce16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40" office:value-type="float" office:value="477" calcext:value-type="float">
            <text:p>477</text:p>
          </table:table-cell>
          <table:table-cell table:style-name="ce16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40" office:value-type="float" office:value="1187" calcext:value-type="float">
            <text:p>1187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CHAPEL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CHURCH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RALLY POINT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BARRACKS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40" office:value-type="float" office:value="33" calcext:value-type="float">
            <text:p>33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style-name="ce40" office:value-type="float" office:value="83" calcext:value-type="float">
            <text:p>83</text:p>
          </table:table-cell>
          <table:table-cell table:style-name="ce16"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table:style-name="ce40" office:value-type="float" office:value="205" calcext:value-type="float">
            <text:p>205</text:p>
          </table:table-cell>
          <table:table-cell table:style-name="ce16" office:value-type="float" office:value="247" calcext:value-type="float">
            <text:p>247</text:p>
          </table:table-cell>
          <table:table-cell office:value-type="float" office:value="296" calcext:value-type="float">
            <text:p>296</text:p>
          </table:table-cell>
          <table:table-cell office:value-type="float" office:value="355" calcext:value-type="float">
            <text:p>355</text:p>
          </table:table-cell>
          <table:table-cell office:value-type="float" office:value="426" calcext:value-type="float">
            <text:p>426</text:p>
          </table:table-cell>
          <table:table-cell table:style-name="ce40" office:value-type="float" office:value="511" calcext:value-type="float">
            <text:p>511</text:p>
          </table:table-cell>
          <table:table-cell table:style-name="ce16" office:value-type="float" office:value="613" calcext:value-type="float">
            <text:p>613</text:p>
          </table:table-cell>
          <table:table-cell office:value-type="float" office:value="736" calcext:value-type="float">
            <text:p>736</text:p>
          </table:table-cell>
          <table:table-cell office:value-type="float" office:value="883" calcext:value-type="float">
            <text:p>883</text:p>
          </table:table-cell>
          <table:table-cell office:value-type="float" office:value="1060" calcext:value-type="float">
            <text:p>1060</text:p>
          </table:table-cell>
          <table:table-cell table:style-name="ce40" office:value-type="float" office:value="1272" calcext:value-type="float">
            <text:p>1272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STATUE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WALL</text:p>
          </table:table-cell>
          <table:table-cell table:style-name="ce16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40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40" office:value-type="float" office:value="41" calcext:value-type="float">
            <text:p>41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style-name="ce40" office:value-type="float" office:value="103" calcext:value-type="float">
            <text:p>103</text:p>
          </table:table-cell>
          <table:table-cell table:style-name="ce16"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float" office:value="177" calcext:value-type="float">
            <text:p>177</text:p>
          </table:table-cell>
          <table:table-cell office:value-type="float" office:value="213" calcext:value-type="float">
            <text:p>213</text:p>
          </table:table-cell>
          <table:table-cell table:style-name="ce40" office:value-type="float" office:value="256" calcext:value-type="float">
            <text:p>256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HOSPITAL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40" office:value-type="float" office:value="31" calcext:value-type="float">
            <text:p>31</text:p>
          </table:table-cell>
          <table:table-cell table:style-name="ce16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40" office:value-type="float" office:value="77" calcext:value-type="float">
            <text:p>77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MARKET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40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style-name="ce40" office:value-type="float" office:value="52" calcext:value-type="float">
            <text:p>52</text:p>
          </table:table-cell>
          <table:table-cell table:style-name="ce16"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table:style-name="ce40" office:value-type="float" office:value="128" calcext:value-type="float">
            <text:p>128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table:style-name="ce40" office:value-type="float" office:value="319" calcext:value-type="float">
            <text:p>319</text:p>
          </table:table-cell>
          <table:table-cell table:style-name="ce16" office:value-type="float" office:value="383" calcext:value-type="float">
            <text:p>383</text:p>
          </table:table-cell>
          <table:table-cell office:value-type="float" office:value="460" calcext:value-type="float">
            <text:p>460</text:p>
          </table:table-cell>
          <table:table-cell office:value-type="float" office:value="552" calcext:value-type="float">
            <text:p>552</text:p>
          </table:table-cell>
          <table:table-cell office:value-type="float" office:value="662" calcext:value-type="float">
            <text:p>662</text:p>
          </table:table-cell>
          <table:table-cell table:style-name="ce40" office:value-type="float" office:value="795" calcext:value-type="float">
            <text:p>795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TAVERN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40" office:value-type="float" office:value="31" calcext:value-type="float">
            <text:p>31</text:p>
          </table:table-cell>
          <table:table-cell table:style-name="ce16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40" office:value-type="float" office:value="77" calcext:value-type="float">
            <text:p>77</text:p>
          </table:table-cell>
          <table:table-cell table:style-name="ce16"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table:style-name="ce40" office:value-type="float" office:value="193" calcext:value-type="float">
            <text:p>193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ACADEMY</text:p>
          </table:table-cell>
          <table:table-cell table:style-name="ce16" office:value-type="float" office:value="512" calcext:value-type="float">
            <text:p>512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style-name="ce4" office:value-type="string" calcext:value-type="string">
            <text:p>HALL OF ORDERS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30" calcext:value-type="float">
            <text:p>130</text:p>
          </table:table-cell>
          <table:table-cell table:style-name="ce41" office:value-type="float" office:value="156" calcext:value-type="float">
            <text:p>156</text:p>
          </table:table-cell>
          <table:table-cell table:style-name="ce17" office:value-type="float" office:value="187" calcext:value-type="float">
            <text:p>187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322" calcext:value-type="float">
            <text:p>322</text:p>
          </table:table-cell>
          <table:table-cell table:style-name="ce41" office:value-type="float" office:value="387" calcext:value-type="float">
            <text:p>387</text:p>
          </table:table-cell>
          <table:table-cell table:style-name="ce17" office:value-type="string" calcext:value-type="string">
            <text:p>-</text:p>
          </table:table-cell>
          <table:table-cell table:number-columns-repeated="3" table:style-name="ce28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number-columns-repeated="3" table:style-name="ce28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number-columns-repeated="3" table:style-name="ce28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number-columns-repeated="3" table:style-name="ce28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68" table:number-columns-repeated="82"/>
          <table:table-cell table:number-columns-repeated="910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 calcext:value-type="string">
            <text:p>HITPOINTS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VILLAGE HEADQUARTERS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4" table:formula="of:=ROUND(15*1.5;0)" office:value-type="float" office:value="23" calcext:value-type="float">
            <text:p>23</text:p>
          </table:table-cell>
          <table:table-cell table:style-name="ce64" table:formula="of:=ROUND(17*1.5;0)" office:value-type="float" office:value="26" calcext:value-type="float">
            <text:p>26</text:p>
          </table:table-cell>
          <table:table-cell table:style-name="ce65" table:formula="of:=ROUND(18*1.5;0)" office:value-type="float" office:value="27" calcext:value-type="float">
            <text:p>27</text:p>
          </table:table-cell>
          <table:table-cell table:style-name="ce66" table:formula="of:=ROUND(20*1.5;0)" office:value-type="float" office:value="30" calcext:value-type="float">
            <text:p>30</text:p>
          </table:table-cell>
          <table:table-cell table:style-name="ce64" table:formula="of:=ROUND(22*1.5;0)" office:value-type="float" office:value="33" calcext:value-type="float">
            <text:p>33</text:p>
          </table:table-cell>
          <table:table-cell table:style-name="ce64" table:formula="of:=ROUND(24*1.5;0)" office:value-type="float" office:value="36" calcext:value-type="float">
            <text:p>36</text:p>
          </table:table-cell>
          <table:table-cell table:style-name="ce64" table:formula="of:=ROUND(27*1.5;0)" office:value-type="float" office:value="41" calcext:value-type="float">
            <text:p>41</text:p>
          </table:table-cell>
          <table:table-cell table:style-name="ce65" table:formula="of:=ROUND(30*1.5;0)" office:value-type="float" office:value="45" calcext:value-type="float">
            <text:p>45</text:p>
          </table:table-cell>
          <table:table-cell table:style-name="ce66" table:formula="of:=ROUND(33*1.5;0)" office:value-type="float" office:value="50" calcext:value-type="float">
            <text:p>50</text:p>
          </table:table-cell>
          <table:table-cell table:style-name="ce64" table:formula="of:=ROUND(36*1.5;0)" office:value-type="float" office:value="54" calcext:value-type="float">
            <text:p>54</text:p>
          </table:table-cell>
          <table:table-cell table:style-name="ce64" table:formula="of:=ROUND(39*1.5;0)" office:value-type="float" office:value="59" calcext:value-type="float">
            <text:p>59</text:p>
          </table:table-cell>
          <table:table-cell table:style-name="ce64" table:formula="of:=ROUND(43*1.5;0)" office:value-type="float" office:value="65" calcext:value-type="float">
            <text:p>65</text:p>
          </table:table-cell>
          <table:table-cell table:style-name="ce65" table:formula="of:=ROUND(48*1.5;0)"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IMBER CAMP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LAY PIT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IRON MINE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40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ce40" office:value-type="float" office:value="49" calcext:value-type="float">
            <text:p>49</text:p>
          </table:table-cell>
          <table:table-cell table:style-name="ce16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WAREHOUSE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HAPEL</text:p>
          </table:table-cell>
          <table:table-cell table:style-name="ce16" office:value-type="string" calcext:value-type="string">
            <text:p>N/A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HURCH</text:p>
          </table:table-cell>
          <table:table-cell table:style-name="ce16" office:value-type="float" office:value="800" calcext:value-type="float">
            <text:p>8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RALLY POINT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BARRACKS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STATUE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WALL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HOSPITAL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MARKET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AVERN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ACADEMY</text:p>
          </table:table-cell>
          <table:table-cell table:style-name="ce16" office:value-type="float" office:value="500" calcext:value-type="float">
            <text:p>500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HALL OF ORDERS</text:p>
          </table:table-cell>
          <table:table-cell table:style-name="ce17" office:value-type="float" office:value="20" calcext:value-type="float">
            <text:p>2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7" calcext:value-type="float">
            <text:p>27</text:p>
          </table:table-cell>
          <table:table-cell table:style-name="ce41" office:value-type="float" office:value="29" calcext:value-type="float">
            <text:p>29</text:p>
          </table:table-cell>
          <table:table-cell table:style-name="ce17" office:value-type="float" office:value="32" calcext:value-type="float">
            <text:p>32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3" calcext:value-type="float">
            <text:p>43</text:p>
          </table:table-cell>
          <table:table-cell table:style-name="ce60" table:formula="of:=ROUND(47*1.5;0)" office:value-type="float" office:value="71" calcext:value-type="float">
            <text:p>71</text:p>
          </table:table-cell>
          <table:table-cell table:style-name="ce17" office:value-type="string" calcext:value-type="string">
            <text:p>-</text:p>
          </table:table-cell>
          <table:table-cell table:number-columns-repeated="3" table:style-name="ce28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number-columns-repeated="3" table:style-name="ce28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number-columns-repeated="3" table:style-name="ce28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number-columns-repeated="3" table:style-name="ce28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Default" table:number-columns-repeated="1023"/>
        </table:table-row>
        <table:table-row table:style-name="ro1">
          <table:table-cell table:style-name="ce6" office:value-type="string" calcext:value-type="string">
            <text:p>UNITS</text:p>
          </table:table-cell>
          <table:table-cell table:style-name="ce19" office:value-type="string" calcext:value-type="string">
            <text:p>PRV</text:p>
          </table:table-cell>
          <table:table-cell table:style-name="ce19" office:value-type="string" calcext:value-type="string">
            <text:p>OFFG</text:p>
          </table:table-cell>
          <table:table-cell table:style-name="ce19" office:value-type="string" calcext:value-type="string">
            <text:p>OFFC</text:p>
          </table:table-cell>
          <table:table-cell table:style-name="ce19" office:value-type="string" calcext:value-type="string">
            <text:p>OFFA</text:p>
          </table:table-cell>
          <table:table-cell table:style-name="ce19" office:value-type="string" calcext:value-type="string">
            <text:p>DEFG</text:p>
          </table:table-cell>
          <table:table-cell table:style-name="ce19" office:value-type="string" calcext:value-type="string">
            <text:p>DEFC</text:p>
          </table:table-cell>
          <table:table-cell table:style-name="ce19" office:value-type="string" calcext:value-type="string">
            <text:p>DEFA</text:p>
          </table:table-cell>
          <table:table-cell table:style-name="ce19" office:value-type="string" calcext:value-type="string">
            <text:p>HPTS</text:p>
          </table:table-cell>
          <table:table-cell table:style-name="ce56" office:value-type="string" calcext:value-type="string" table:number-columns-spanned="2" table:number-rows-spanned="1">
            <text:p>SPEED</text:p>
          </table:table-cell>
          <table:covered-table-cell table:style-name="ce19"/>
          <table:table-cell table:style-name="ce63" table:number-columns-repeated="20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2" office:value-type="string" calcext:value-type="string">
            <text:p>SPEARMAN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2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57" office:value-type="time" office:time-value="PT00H14M00S" calcext:value-type="time" table:number-columns-spanned="2" table:number-rows-spanned="1">
            <text:p>00:14:00</text:p>
          </table:table-cell>
          <table:covered-table-cell table:style-name="ce39"/>
          <table:table-cell table:style-name="ce63" table:number-columns-repeated="20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SWORDSMAN</text:p>
          </table:table-cell>
          <table:table-cell table:style-name="ce21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6" office:value-type="float" office:value="55" calcext:value-type="float">
            <text:p>55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58" office:value-type="time" office:time-value="PT00H18M00S" calcext:value-type="time" table:number-columns-spanned="2" table:number-rows-spanned="1">
            <text:p>00:18:00</text:p>
          </table:table-cell>
          <table:covered-table-cell table:style-name="ce61"/>
          <table:table-cell table:style-name="ce63" table:number-columns-repeated="20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AXE FIGHTER</text:p>
          </table:table-cell>
          <table:table-cell table:style-name="ce21" office:value-type="float" office:value="1" calcext:value-type="float">
            <text:p>1</text:p>
          </table:table-cell>
          <table:table-cell table:style-name="ce16" office:value-type="float" office:value="45" calcext:value-type="float">
            <text:p>45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58" office:value-type="time" office:time-value="PT00H14M00S" calcext:value-type="time" table:number-columns-spanned="2" table:number-rows-spanned="1">
            <text:p>00:14:00</text:p>
          </table:table-cell>
          <table:covered-table-cell table:style-name="ce61"/>
          <table:table-cell table:style-name="ce63" table:number-columns-repeated="20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ARCHER</text:p>
          </table:table-cell>
          <table:table-cell table:style-name="ce2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25" calcext:value-type="float">
            <text:p>25</text:p>
          </table:table-cell>
          <table:table-cell table:style-name="ce16" office:value-type="float" office:value="10" calcext:value-type="float">
            <text:p>10</text:p>
          </table:table-cell>
          <table:table-cell table:style-name="ce37" office:value-type="float" office:value="30" calcext:value-type="float">
            <text:p>30</text:p>
          </table:table-cell>
          <table:table-cell table:style-name="ce40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58" office:value-type="time" office:time-value="PT00H14M00S" calcext:value-type="time" table:number-columns-spanned="2" table:number-rows-spanned="1">
            <text:p>00:14:00</text:p>
          </table:table-cell>
          <table:covered-table-cell table:style-name="ce61"/>
          <table:table-cell table:style-name="ce63" table:number-columns-repeated="20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LIGHT CAVALRY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37" office:value-type="float" office:value="130" calcext:value-type="float">
            <text:p>130</text:p>
          </table:table-cell>
          <table:table-cell table:style-name="ce40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37" office:value-type="float" office:value="40" calcext:value-type="float">
            <text:p>40</text:p>
          </table:table-cell>
          <table:table-cell table:style-name="ce40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58" office:value-type="time" office:time-value="PT00H08M00S" calcext:value-type="time" table:number-columns-spanned="2" table:number-rows-spanned="1">
            <text:p>00:08:00</text:p>
          </table:table-cell>
          <table:covered-table-cell table:style-name="ce61"/>
          <table:table-cell table:style-name="ce63" table:number-columns-repeated="20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MOUNTED ARCHER</text:p>
          </table:table-cell>
          <table:table-cell table:style-name="ce21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50" calcext:value-type="float">
            <text:p>150</text:p>
          </table:table-cell>
          <table:table-cell table:style-name="ce16" office:value-type="float" office:value="40" calcext:value-type="float">
            <text:p>40</text:p>
          </table:table-cell>
          <table:table-cell table:style-name="ce37" office:value-type="float" office:value="30" calcext:value-type="float">
            <text:p>30</text:p>
          </table:table-cell>
          <table:table-cell table:style-name="ce40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58" office:value-type="time" office:time-value="PT00H08M00S" calcext:value-type="time" table:number-columns-spanned="2" table:number-rows-spanned="1">
            <text:p>00:08:00</text:p>
          </table:table-cell>
          <table:covered-table-cell table:style-name="ce61"/>
          <table:table-cell table:style-name="ce63" table:number-columns-repeated="20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HEAVY CAVALRY</text:p>
          </table:table-cell>
          <table:table-cell table:style-name="ce21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37" office:value-type="float" office:value="150" calcext:value-type="float">
            <text:p>150</text:p>
          </table:table-cell>
          <table:table-cell table:style-name="ce40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37" office:value-type="float" office:value="160" calcext:value-type="float">
            <text:p>160</text:p>
          </table:table-cell>
          <table:table-cell table:style-name="ce40" office:value-type="float" office:value="180" calcext:value-type="float">
            <text:p>180</text:p>
          </table:table-cell>
          <table:table-cell table:style-name="ce21" office:value-type="float" office:value="0" calcext:value-type="float">
            <text:p>0</text:p>
          </table:table-cell>
          <table:table-cell table:style-name="ce58" office:value-type="time" office:time-value="PT00H09M00S" calcext:value-type="time" table:number-columns-spanned="2" table:number-rows-spanned="1">
            <text:p>00:09:00</text:p>
          </table:table-cell>
          <table:covered-table-cell table:style-name="ce61"/>
          <table:table-cell table:style-name="ce63" table:number-columns-repeated="20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RAM</text:p>
          </table:table-cell>
          <table:table-cell table:style-name="ce21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20" calcext:value-type="float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58" office:value-type="time" office:time-value="PT00H24M00S" calcext:value-type="time" table:number-columns-spanned="2" table:number-rows-spanned="1">
            <text:p>00:24:00</text:p>
          </table:table-cell>
          <table:covered-table-cell table:style-name="ce61"/>
          <table:table-cell table:style-name="ce63" table:number-columns-repeated="20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CATAPULT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100" calcext:value-type="float">
            <text:p>100</text:p>
          </table:table-cell>
          <table:table-cell table:style-name="ce21" office:value-type="float" office:value="1" calcext:value-type="float">
            <text:p>1</text:p>
          </table:table-cell>
          <table:table-cell table:style-name="ce58" office:value-type="time" office:time-value="PT00H24M00S" calcext:value-type="time" table:number-columns-spanned="2" table:number-rows-spanned="1">
            <text:p>00:24:00</text:p>
          </table:table-cell>
          <table:covered-table-cell table:style-name="ce61"/>
          <table:table-cell table:style-name="ce63" table:number-columns-repeated="20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BERSERKER</text:p>
          </table:table-cell>
          <table:table-cell table:style-name="ce21" office:value-type="float" office:value="6" calcext:value-type="float">
            <text:p>6</text:p>
          </table:table-cell>
          <table:table-cell table:style-name="ce16" office:value-type="float" office:value="300" calcext:value-type="float">
            <text:p>30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58" office:value-type="time" office:time-value="PT00H14M00S" calcext:value-type="time" table:number-columns-spanned="2" table:number-rows-spanned="1">
            <text:p>00:14:00</text:p>
          </table:table-cell>
          <table:covered-table-cell table:style-name="ce61"/>
          <table:table-cell table:style-name="ce63" table:number-columns-repeated="20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TREBUCHET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37" office:value-type="float" office:value="250" calcext:value-type="float">
            <text:p>250</text:p>
          </table:table-cell>
          <table:table-cell table:style-name="ce40" office:value-type="float" office:value="200" calcext:value-type="float">
            <text:p>200</text:p>
          </table:table-cell>
          <table:table-cell table:style-name="ce21" office:value-type="float" office:value="1" calcext:value-type="float">
            <text:p>1</text:p>
          </table:table-cell>
          <table:table-cell table:style-name="ce58" office:value-type="time" office:time-value="PT00H50M00S" calcext:value-type="time" table:number-columns-spanned="2" table:number-rows-spanned="1">
            <text:p>00:50:00</text:p>
          </table:table-cell>
          <table:covered-table-cell table:style-name="ce61"/>
          <table:table-cell table:style-name="ce63" table:number-columns-repeated="20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NOBLEMAN</text:p>
          </table:table-cell>
          <table:table-cell table:style-name="ce21" office:value-type="float" office:value="100" calcext:value-type="float">
            <text:p>100</text:p>
          </table:table-cell>
          <table:table-cell table:style-name="ce16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58" office:value-type="time" office:time-value="PT00H35M00S" calcext:value-type="time" table:number-columns-spanned="2" table:number-rows-spanned="1">
            <text:p>00:35:00</text:p>
          </table:table-cell>
          <table:covered-table-cell table:style-name="ce61"/>
          <table:table-cell table:style-name="ce63" table:number-columns-repeated="20"/>
          <table:table-cell table:number-columns-repeated="968"/>
          <table:table-cell table:style-name="Default" table:number-columns-repeated="24"/>
        </table:table-row>
        <table:table-row table:style-name="ro1">
          <table:table-cell table:style-name="ce4" office:value-type="string" calcext:value-type="string">
            <text:p>PALADIN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28" office:value-type="float" office:value="150" calcext:value-type="float">
            <text:p>150</text:p>
          </table:table-cell>
          <table:table-cell table:style-name="ce41" office:value-type="float" office:value="150" calcext:value-type="float">
            <text:p>150</text:p>
          </table:table-cell>
          <table:table-cell table:style-name="ce17" office:value-type="float" office:value="250" calcext:value-type="float">
            <text:p>250</text:p>
          </table:table-cell>
          <table:table-cell table:style-name="ce28" office:value-type="float" office:value="400" calcext:value-type="float">
            <text:p>400</text:p>
          </table:table-cell>
          <table:table-cell table:style-name="ce41" office:value-type="float" office:value="150" calcext:value-type="float">
            <text:p>150</text:p>
          </table:table-cell>
          <table:table-cell table:style-name="ce22" office:value-type="float" office:value="0" calcext:value-type="float">
            <text:p>0</text:p>
          </table:table-cell>
          <table:table-cell table:style-name="ce59" office:value-type="time" office:time-value="PT00H08M00S" calcext:value-type="time" table:number-columns-spanned="2" table:number-rows-spanned="1">
            <text:p>00:08:00</text:p>
          </table:table-cell>
          <table:covered-table-cell table:style-name="ce62"/>
          <table:table-cell table:style-name="ce63" table:number-columns-repeated="20"/>
          <table:table-cell table:number-columns-repeated="968"/>
          <table:table-cell table:style-name="Default" table:number-columns-repeated="24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 calcext:value-type="string">
            <text:p>BASEDEFENSE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table:number-columns-repeated="9"/>
          <table:table-cell table:style-name="ce19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>
            <text:p>FINAL</text:p>
          </table:table-cell>
          <table:table-cell table:style-name="ce23" table:formula="of:=ROUND(([.$AF$74]^([.B73]-1))*[.$AE74];0)" office:value-type="float" office:value="20" calcext:value-type="float">
            <text:p>20</text:p>
          </table:table-cell>
          <table:table-cell table:style-name="ce29" table:formula="of:=ROUND(([.$AF$74]^([.C73]-1))*[.$AE74];0)" office:value-type="float" office:value="25" calcext:value-type="float">
            <text:p>25</text:p>
          </table:table-cell>
          <table:table-cell table:style-name="ce29" table:formula="of:=ROUND(([.$AF$74]^([.D73]-1))*[.$AE74];0)" office:value-type="float" office:value="31" calcext:value-type="float">
            <text:p>31</text:p>
          </table:table-cell>
          <table:table-cell table:style-name="ce29" table:formula="of:=ROUND(([.$AF$74]^([.E73]-1))*[.$AE74];0)" office:value-type="float" office:value="39" calcext:value-type="float">
            <text:p>39</text:p>
          </table:table-cell>
          <table:table-cell table:style-name="ce48" table:formula="of:=ROUND(([.$AF$74]^([.F73]-1))*[.$AE74];0)" office:value-type="float" office:value="49" calcext:value-type="float">
            <text:p>49</text:p>
          </table:table-cell>
          <table:table-cell table:style-name="ce23" table:formula="of:=ROUND(([.$AF$74]^([.G73]-1))*[.$AE74];0)" office:value-type="float" office:value="61" calcext:value-type="float">
            <text:p>61</text:p>
          </table:table-cell>
          <table:table-cell table:style-name="ce29" table:formula="of:=ROUND(([.$AF$74]^([.H73]-1))*[.$AE74];0)" office:value-type="float" office:value="77" calcext:value-type="float">
            <text:p>77</text:p>
          </table:table-cell>
          <table:table-cell table:style-name="ce29" table:formula="of:=ROUND(([.$AF$74]^([.I73]-1))*[.$AE74];0)" office:value-type="float" office:value="96" calcext:value-type="float">
            <text:p>96</text:p>
          </table:table-cell>
          <table:table-cell table:style-name="ce29" table:formula="of:=ROUND(([.$AF$74]^([.J73]-1))*[.$AE74];0)" office:value-type="float" office:value="120" calcext:value-type="float">
            <text:p>120</text:p>
          </table:table-cell>
          <table:table-cell table:style-name="ce48" table:formula="of:=ROUND(([.$AF$74]^([.K73]-1))*[.$AE74];0)" office:value-type="float" office:value="151" calcext:value-type="float">
            <text:p>151</text:p>
          </table:table-cell>
          <table:table-cell table:style-name="ce23" table:formula="of:=ROUND(([.$AF$74]^([.L73]-1))*[.$AE74];0)" office:value-type="float" office:value="189" calcext:value-type="float">
            <text:p>189</text:p>
          </table:table-cell>
          <table:table-cell table:style-name="ce29" table:formula="of:=ROUND(([.$AF$74]^([.M73]-1))*[.$AE74];0)" office:value-type="float" office:value="236" calcext:value-type="float">
            <text:p>236</text:p>
          </table:table-cell>
          <table:table-cell table:style-name="ce29" table:formula="of:=ROUND(([.$AF$74]^([.N73]-1))*[.$AE74];0)" office:value-type="float" office:value="295" calcext:value-type="float">
            <text:p>295</text:p>
          </table:table-cell>
          <table:table-cell table:style-name="ce29" table:formula="of:=ROUND(([.$AF$74]^([.O73]-1))*[.$AE74];0)" office:value-type="float" office:value="370" calcext:value-type="float">
            <text:p>370</text:p>
          </table:table-cell>
          <table:table-cell table:style-name="ce48" table:formula="of:=ROUND(([.$AF$74]^([.P73]-1))*[.$AE74];0)" office:value-type="float" office:value="462" calcext:value-type="float">
            <text:p>462</text:p>
          </table:table-cell>
          <table:table-cell table:style-name="ce23" table:formula="of:=ROUND(([.$AF$74]^([.Q73]-1))*[.$AE74];0)" office:value-type="float" office:value="579" calcext:value-type="float">
            <text:p>579</text:p>
          </table:table-cell>
          <table:table-cell table:style-name="ce29" table:formula="of:=ROUND(([.$AF$74]^([.R73]-1))*[.$AE74];0)" office:value-type="float" office:value="724" calcext:value-type="float">
            <text:p>724</text:p>
          </table:table-cell>
          <table:table-cell table:style-name="ce29" table:formula="of:=ROUND(([.$AF$74]^([.S73]-1))*[.$AE74];0)" office:value-type="float" office:value="906" calcext:value-type="float">
            <text:p>906</text:p>
          </table:table-cell>
          <table:table-cell table:style-name="ce29" table:formula="of:=ROUND(([.$AF$74]^([.T73]-1))*[.$AE74];0)" office:value-type="float" office:value="1134" calcext:value-type="float">
            <text:p>1134</text:p>
          </table:table-cell>
          <table:table-cell table:style-name="ce48" table:formula="of:=([.$AF$74]^([.U73]-1))*[.$AE74]" office:value-type="float" office:value="1419.76419856567" calcext:value-type="float">
            <text:p>1419.7641985657</text:p>
          </table:table-cell>
          <table:table-cell table:style-name="ce23" office:value-type="string" calcext:value-type="string">
            <text:p>-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48" office:value-type="float" office:value="20" calcext:value-type="float">
            <text:p>20</text:p>
          </table:table-cell>
          <table:table-cell office:value-type="float" office:value="1.2515" calcext:value-type="float">
            <text:p>1.2515</text:p>
          </table:table-cell>
          <table:table-cell table:number-columns-repeated="991"/>
        </table:table-row>
        <table:table-row table:style-name="ro1">
          <table:table-cell table:number-columns-repeated="1023"/>
        </table:table-row>
        <table:table-row table:style-name="ro1">
          <table:table-cell table:style-name="ce8" office:value-type="string" calcext:value-type="string">
            <text:p>WALL LEVEL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42" table:formula="of:=(100+[.B76]*5)%" office:value-type="percentage" office:value="2" calcext:value-type="percentage">
            <text:p>200%</text:p>
          </table:table-cell>
          <table:table-cell table:style-name="ce49"/>
          <table:table-cell table:number-columns-repeated="1017"/>
        </table:table-row>
        <table:table-row table:style-name="ro1">
          <table:table-cell table:style-name="ce9" office:value-type="string" calcext:value-type="string">
            <text:p>CHURCH LEVE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3" table:formula="of:=IF([.B77]=0;0.5;(95+[.B77]*5)%)" office:value-type="percentage" office:value="1.1" calcext:value-type="percentage">
            <text:p>110%</text:p>
          </table:table-cell>
          <table: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>
            <text:p>ATTACK BONUS</text:p>
          </table:table-cell>
          <table:table-cell table:style-name="ce25" office:value-type="string" calcext:value-type="string">
            <text:p>-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43" table:formula="of:=IF([.B77]=0;0.5;(95+[.B77]*5)%)" office:value-type="percentage" office:value="1.1" calcext:value-type="percentage">
            <text:p>110%</text:p>
          </table:table-cell>
          <table: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>
            <text:p>WEAPON MASTERY</text:p>
          </table:table-cell>
          <table:table-cell table:style-name="ce25" office:value-type="string" calcext:value-type="string">
            <text:p>-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43" office:value-type="percentage" office:value="0.1" calcext:value-type="percentage">
            <text:p>10%</text:p>
          </table:table-cell>
          <table: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>
            <text:p>LUCK</text:p>
          </table:table-cell>
          <table:table-cell table:style-name="ce25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4" office:value-type="percentage" office:value="-0.15" calcext:value-type="percentage">
            <text:p>-15%</text:p>
          </table:table-cell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26" office:value-type="string" calcext:value-type="string">
            <text:p>LEVEL</text:p>
          </table:table-cell>
          <table:table-cell table:style-name="ce33" office:value-type="string" calcext:value-type="string">
            <text:p>HP</text:p>
          </table:table-cell>
          <table:table-cell table:style-name="ce38" office:value-type="string" calcext:value-type="string">
            <text:p>HPMOD</text:p>
          </table:table-cell>
          <table:table-cell table:style-name="ce33" office:value-type="string" calcext:value-type="string">
            <text:p>CATS</text:p>
          </table:table-cell>
          <table:table-cell table:style-name="ce52" office:value-type="string" calcext:value-type="string">
            <text:p>CAT-D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VILLAGE HEADQUARTERS</text:p>
          </table:table-cell>
          <table:table-cell table:style-name="ce11" office:value-type="float" office:value="30" calcext:value-type="float">
            <text:p>30</text:p>
          </table:table-cell>
          <table:table-cell table:style-name="ce34" office:value-type="float" office:value="72" calcext:value-type="float">
            <text:p>72</text:p>
          </table:table-cell>
          <table:table-cell table:style-name="ce34" table:formula="of:=ROUND([.C82]*[.E$76]*[.E$77];0)" office:value-type="float" office:value="158" calcext:value-type="float">
            <text:p>158</text:p>
          </table:table-cell>
          <table:table-cell table:style-name="ce45" table:formula="of:=ROUNDUP(ROUNDUP(([.D82]/2)+1;0)/(((1+[.E$80])*[.E$78])+[.E$79]);0)+1" office:value-type="float" office:value="79" calcext:value-type="float">
            <text:p>79</text:p>
          </table:table-cell>
          <table:table-cell table:style-name="ce53" table:formula="of:=ROUND([.E82]*[.E$78]*(1+[.E$80]);0)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29" calcext:value-type="float">
            <text:p>29</text:p>
          </table:table-cell>
          <table:table-cell table:style-name="ce35" office:value-type="float" office:value="65" calcext:value-type="float">
            <text:p>65</text:p>
          </table:table-cell>
          <table:table-cell table:style-name="ce35" table:formula="of:=ROUND([.C83]*[.E$76]*[.E$77];0)" office:value-type="float" office:value="143" calcext:value-type="float">
            <text:p>143</text:p>
          </table:table-cell>
          <table:table-cell table:style-name="ce46" table:formula="of:=ROUNDUP(ROUNDUP(([.D83]/2)+1;0)/(((1+[.E$80])*[.E$78])+[.E$79]);0)+1" office:value-type="float" office:value="72" calcext:value-type="float">
            <text:p>72</text:p>
          </table:table-cell>
          <table:table-cell table:style-name="ce54" table:formula="of:=ROUND([.E83]*[.E$78]*(1+[.E$80]);0)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28" calcext:value-type="float">
            <text:p>28</text:p>
          </table:table-cell>
          <table:table-cell table:style-name="ce35" office:value-type="float" office:value="59" calcext:value-type="float">
            <text:p>59</text:p>
          </table:table-cell>
          <table:table-cell table:style-name="ce35" table:formula="of:=ROUND([.C84]*[.E$76]*[.E$77];0)" office:value-type="float" office:value="130" calcext:value-type="float">
            <text:p>130</text:p>
          </table:table-cell>
          <table:table-cell table:style-name="ce46" table:formula="of:=ROUNDUP(ROUNDUP(([.D84]/2)+1;0)/(((1+[.E$80])*[.E$78])+[.E$79]);0)+1" office:value-type="float" office:value="65" calcext:value-type="float">
            <text:p>65</text:p>
          </table:table-cell>
          <table:table-cell table:style-name="ce54" table:formula="of:=ROUND([.E84]*[.E$78]*(1+[.E$80]);0)"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27" calcext:value-type="float">
            <text:p>27</text:p>
          </table:table-cell>
          <table:table-cell table:style-name="ce35" office:value-type="float" office:value="54" calcext:value-type="float">
            <text:p>54</text:p>
          </table:table-cell>
          <table:table-cell table:style-name="ce35" table:formula="of:=ROUND([.C85]*[.E$76]*[.E$77];0)" office:value-type="float" office:value="119" calcext:value-type="float">
            <text:p>119</text:p>
          </table:table-cell>
          <table:table-cell table:style-name="ce46" table:formula="of:=ROUNDUP(ROUNDUP(([.D85]/2)+1;0)/(((1+[.E$80])*[.E$78])+[.E$79]);0)+1" office:value-type="float" office:value="60" calcext:value-type="float">
            <text:p>60</text:p>
          </table:table-cell>
          <table:table-cell table:style-name="ce54" table:formula="of:=ROUND([.E85]*[.E$78]*(1+[.E$80]);0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13" office:value-type="float" office:value="26" calcext:value-type="float">
            <text:p>26</text:p>
          </table:table-cell>
          <table:table-cell table:style-name="ce36" office:value-type="float" office:value="50" calcext:value-type="float">
            <text:p>50</text:p>
          </table:table-cell>
          <table:table-cell table:style-name="ce36" table:formula="of:=ROUND([.C86]*[.E$76]*[.E$77];0)" office:value-type="float" office:value="110" calcext:value-type="float">
            <text:p>110</text:p>
          </table:table-cell>
          <table:table-cell table:style-name="ce47" table:formula="of:=ROUNDUP(ROUNDUP(([.D86]/2)+1;0)/(((1+[.E$80])*[.E$78])+[.E$79]);0)+1" office:value-type="float" office:value="56" calcext:value-type="float">
            <text:p>56</text:p>
          </table:table-cell>
          <table:table-cell table:style-name="ce55" table:formula="of:=ROUND([.E86]*[.E$78]*(1+[.E$80]);0)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RALLY POINT</text:p>
          </table:table-cell>
          <table:table-cell table:style-name="ce11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ROUND([.C87]*[.E$76]*[.E$77];0)" office:value-type="float" office:value="9" calcext:value-type="float">
            <text:p>9</text:p>
          </table:table-cell>
          <table:table-cell table:style-name="ce45" table:formula="of:=ROUNDUP(ROUNDUP(([.D87]/2)+1;0)/(((1+[.E$80])*[.E$78])+[.E$79]);0)+1" office:value-type="float" office:value="7" calcext:value-type="float">
            <text:p>7</text:p>
          </table:table-cell>
          <table:table-cell table:style-name="ce53" table:formula="of:=ROUND([.E87]*[.E$78]*(1+[.E$80]);0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formula="of:=ROUND([.C88]*[.E$76]*[.E$77];0)" office:value-type="float" office:value="9" calcext:value-type="float">
            <text:p>9</text:p>
          </table:table-cell>
          <table:table-cell table:style-name="ce46" table:formula="of:=ROUNDUP(ROUNDUP(([.D88]/2)+1;0)/(((1+[.E$80])*[.E$78])+[.E$79]);0)+1" office:value-type="float" office:value="7" calcext:value-type="float">
            <text:p>7</text:p>
          </table:table-cell>
          <table:table-cell table:style-name="ce54" table:formula="of:=ROUND([.E88]*[.E$78]*(1+[.E$80]);0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ROUND([.C89]*[.E$76]*[.E$77];0)" office:value-type="float" office:value="9" calcext:value-type="float">
            <text:p>9</text:p>
          </table:table-cell>
          <table:table-cell table:style-name="ce47" table:formula="of:=ROUNDUP(ROUNDUP(([.D89]/2)+1;0)/(((1+[.E$80])*[.E$78])+[.E$79]);0)+1" office:value-type="float" office:value="7" calcext:value-type="float">
            <text:p>7</text:p>
          </table:table-cell>
          <table:table-cell table:style-name="ce55" table:formula="of:=ROUND([.E89]*[.E$78]*(1+[.E$80]);0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TATUE</text:p>
          </table:table-cell>
          <table:table-cell table:style-name="ce11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ROUND([.C90]*[.E$76]*[.E$77];0)" office:value-type="float" office:value="9" calcext:value-type="float">
            <text:p>9</text:p>
          </table:table-cell>
          <table:table-cell table:style-name="ce45" table:formula="of:=ROUNDUP(ROUNDUP(([.D90]/2)+1;0)/(((1+[.E$80])*[.E$78])+[.E$79]);0)+1" office:value-type="float" office:value="7" calcext:value-type="float">
            <text:p>7</text:p>
          </table:table-cell>
          <table:table-cell table:style-name="ce53" table:formula="of:=ROUND([.E90]*[.E$78]*(1+[.E$80]);0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formula="of:=ROUND([.C91]*[.E$76]*[.E$77];0)" office:value-type="float" office:value="9" calcext:value-type="float">
            <text:p>9</text:p>
          </table:table-cell>
          <table:table-cell table:style-name="ce46" table:formula="of:=ROUNDUP(ROUNDUP(([.D91]/2)+1;0)/(((1+[.E$80])*[.E$78])+[.E$79]);0)+1" office:value-type="float" office:value="7" calcext:value-type="float">
            <text:p>7</text:p>
          </table:table-cell>
          <table:table-cell table:style-name="ce54" table:formula="of:=ROUND([.E91]*[.E$78]*(1+[.E$80]);0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formula="of:=ROUND([.C92]*[.E$76]*[.E$77];0)" office:value-type="float" office:value="9" calcext:value-type="float">
            <text:p>9</text:p>
          </table:table-cell>
          <table:table-cell table:style-name="ce46" table:formula="of:=ROUNDUP(ROUNDUP(([.D92]/2)+1;0)/(((1+[.E$80])*[.E$78])+[.E$79]);0)+1" office:value-type="float" office:value="7" calcext:value-type="float">
            <text:p>7</text:p>
          </table:table-cell>
          <table:table-cell table:style-name="ce54" table:formula="of:=ROUND([.E92]*[.E$78]*(1+[.E$80]);0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ROUND([.C93]*[.E$76]*[.E$77];0)" office:value-type="float" office:value="7" calcext:value-type="float">
            <text:p>7</text:p>
          </table:table-cell>
          <table:table-cell table:style-name="ce47" table:formula="of:=ROUNDUP(ROUNDUP(([.D93]/2)+1;0)/(((1+[.E$80])*[.E$78])+[.E$79]);0)+1" office:value-type="float" office:value="6" calcext:value-type="float">
            <text:p>6</text:p>
          </table:table-cell>
          <table:table-cell table:style-name="ce55" table:formula="of:=ROUND([.E93]*[.E$78]*(1+[.E$80]);0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HOSPITAL</text:p>
          </table:table-cell>
          <table:table-cell table:style-name="ce11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ROUND([.C94]*[.E$76]*[.E$77];0)" office:value-type="float" office:value="15" calcext:value-type="float">
            <text:p>15</text:p>
          </table:table-cell>
          <table:table-cell table:style-name="ce45" table:formula="of:=ROUNDUP(ROUNDUP(([.D94]/2)+1;0)/(((1+[.E$80])*[.E$78])+[.E$79]);0)+1" office:value-type="float" office:value="10" calcext:value-type="float">
            <text:p>10</text:p>
          </table:table-cell>
          <table:table-cell table:style-name="ce53" table:formula="of:=ROUND([.E94]*[.E$78]*(1+[.E$80]);0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table:formula="of:=ROUND([.C95]*[.E$76]*[.E$77];0)" office:value-type="float" office:value="13" calcext:value-type="float">
            <text:p>13</text:p>
          </table:table-cell>
          <table:table-cell table:style-name="ce46" table:formula="of:=ROUNDUP(ROUNDUP(([.D95]/2)+1;0)/(((1+[.E$80])*[.E$78])+[.E$79]);0)+1" office:value-type="float" office:value="9" calcext:value-type="float">
            <text:p>9</text:p>
          </table:table-cell>
          <table:table-cell table:style-name="ce54" table:formula="of:=ROUND([.E95]*[.E$78]*(1+[.E$80]);0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style-name="ce35" table:formula="of:=ROUND([.C96]*[.E$76]*[.E$77];0)" office:value-type="float" office:value="13" calcext:value-type="float">
            <text:p>13</text:p>
          </table:table-cell>
          <table:table-cell table:style-name="ce46" table:formula="of:=ROUNDUP(ROUNDUP(([.D96]/2)+1;0)/(((1+[.E$80])*[.E$78])+[.E$79]);0)+1" office:value-type="float" office:value="9" calcext:value-type="float">
            <text:p>9</text:p>
          </table:table-cell>
          <table:table-cell table:style-name="ce54" table:formula="of:=ROUND([.E96]*[.E$78]*(1+[.E$80]);0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formula="of:=ROUND([.C97]*[.E$76]*[.E$77];0)" office:value-type="float" office:value="11" calcext:value-type="float">
            <text:p>11</text:p>
          </table:table-cell>
          <table:table-cell table:style-name="ce46" table:formula="of:=ROUNDUP(ROUNDUP(([.D97]/2)+1;0)/(((1+[.E$80])*[.E$78])+[.E$79]);0)+1" office:value-type="float" office:value="8" calcext:value-type="float">
            <text:p>8</text:p>
          </table:table-cell>
          <table:table-cell table:style-name="ce54" table:formula="of:=ROUND([.E97]*[.E$78]*(1+[.E$80]);0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formula="of:=ROUND([.C98]*[.E$76]*[.E$77];0)" office:value-type="float" office:value="11" calcext:value-type="float">
            <text:p>11</text:p>
          </table:table-cell>
          <table:table-cell table:style-name="ce46" table:formula="of:=ROUNDUP(ROUNDUP(([.D98]/2)+1;0)/(((1+[.E$80])*[.E$78])+[.E$79]);0)+1" office:value-type="float" office:value="8" calcext:value-type="float">
            <text:p>8</text:p>
          </table:table-cell>
          <table:table-cell table:style-name="ce54" table:formula="of:=ROUND([.E98]*[.E$78]*(1+[.E$80]);0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formula="of:=ROUND([.C99]*[.E$76]*[.E$77];0)" office:value-type="float" office:value="9" calcext:value-type="float">
            <text:p>9</text:p>
          </table:table-cell>
          <table:table-cell table:style-name="ce46" table:formula="of:=ROUNDUP(ROUNDUP(([.D99]/2)+1;0)/(((1+[.E$80])*[.E$78])+[.E$79]);0)+1" office:value-type="float" office:value="7" calcext:value-type="float">
            <text:p>7</text:p>
          </table:table-cell>
          <table:table-cell table:style-name="ce54" table:formula="of:=ROUND([.E99]*[.E$78]*(1+[.E$80]);0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formula="of:=ROUND([.C100]*[.E$76]*[.E$77];0)" office:value-type="float" office:value="9" calcext:value-type="float">
            <text:p>9</text:p>
          </table:table-cell>
          <table:table-cell table:style-name="ce46" table:formula="of:=ROUNDUP(ROUNDUP(([.D100]/2)+1;0)/(((1+[.E$80])*[.E$78])+[.E$79]);0)+1" office:value-type="float" office:value="7" calcext:value-type="float">
            <text:p>7</text:p>
          </table:table-cell>
          <table:table-cell table:style-name="ce54" table:formula="of:=ROUND([.E100]*[.E$78]*(1+[.E$80]);0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formula="of:=ROUND([.C101]*[.E$76]*[.E$77];0)" office:value-type="float" office:value="9" calcext:value-type="float">
            <text:p>9</text:p>
          </table:table-cell>
          <table:table-cell table:style-name="ce46" table:formula="of:=ROUNDUP(ROUNDUP(([.D101]/2)+1;0)/(((1+[.E$80])*[.E$78])+[.E$79]);0)+1" office:value-type="float" office:value="7" calcext:value-type="float">
            <text:p>7</text:p>
          </table:table-cell>
          <table:table-cell table:style-name="ce54" table:formula="of:=ROUND([.E101]*[.E$78]*(1+[.E$80]);0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formula="of:=ROUND([.C102]*[.E$76]*[.E$77];0)" office:value-type="float" office:value="7" calcext:value-type="float">
            <text:p>7</text:p>
          </table:table-cell>
          <table:table-cell table:style-name="ce46" table:formula="of:=ROUNDUP(ROUNDUP(([.D102]/2)+1;0)/(((1+[.E$80])*[.E$78])+[.E$79]);0)+1" office:value-type="float" office:value="6" calcext:value-type="float">
            <text:p>6</text:p>
          </table:table-cell>
          <table:table-cell table:style-name="ce54" table:formula="of:=ROUND([.E102]*[.E$78]*(1+[.E$80]);0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ROUND([.C103]*[.E$76]*[.E$77];0)" office:value-type="float" office:value="7" calcext:value-type="float">
            <text:p>7</text:p>
          </table:table-cell>
          <table:table-cell table:style-name="ce47" table:formula="of:=ROUNDUP(ROUNDUP(([.D103]/2)+1;0)/(((1+[.E$80])*[.E$78])+[.E$79]);0)+1" office:value-type="float" office:value="6" calcext:value-type="float">
            <text:p>6</text:p>
          </table:table-cell>
          <table:table-cell table:style-name="ce55" table:formula="of:=ROUND([.E103]*[.E$78]*(1+[.E$80]);0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ARKET</text:p>
          </table:table-cell>
          <table:table-cell table:style-name="ce11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formula="of:=ROUND([.C104]*[.E$76]*[.E$77];0)" office:value-type="float" office:value="66" calcext:value-type="float">
            <text:p>66</text:p>
          </table:table-cell>
          <table:table-cell table:style-name="ce45" table:formula="of:=ROUNDUP(ROUNDUP(([.D104]/2)+1;0)/(((1+[.E$80])*[.E$78])+[.E$79]);0)+1" office:value-type="float" office:value="34" calcext:value-type="float">
            <text:p>34</text:p>
          </table:table-cell>
          <table:table-cell table:style-name="ce53" table:formula="of:=ROUND([.E104]*[.E$78]*(1+[.E$80]);0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24" calcext:value-type="float">
            <text:p>24</text:p>
          </table:table-cell>
          <table:table-cell table:style-name="ce35" office:value-type="float" office:value="27" calcext:value-type="float">
            <text:p>27</text:p>
          </table:table-cell>
          <table:table-cell table:style-name="ce35" table:formula="of:=ROUND([.C105]*[.E$76]*[.E$77];0)" office:value-type="float" office:value="59" calcext:value-type="float">
            <text:p>59</text:p>
          </table:table-cell>
          <table:table-cell table:style-name="ce46" table:formula="of:=ROUNDUP(ROUNDUP(([.D105]/2)+1;0)/(((1+[.E$80])*[.E$78])+[.E$79]);0)+1" office:value-type="float" office:value="31" calcext:value-type="float">
            <text:p>31</text:p>
          </table:table-cell>
          <table:table-cell table:style-name="ce54" table:formula="of:=ROUND([.E105]*[.E$78]*(1+[.E$80]);0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table:formula="of:=ROUND([.C106]*[.E$76]*[.E$77];0)" office:value-type="float" office:value="53" calcext:value-type="float">
            <text:p>53</text:p>
          </table:table-cell>
          <table:table-cell table:style-name="ce46" table:formula="of:=ROUNDUP(ROUNDUP(([.D106]/2)+1;0)/(((1+[.E$80])*[.E$78])+[.E$79]);0)+1" office:value-type="float" office:value="29" calcext:value-type="float">
            <text:p>29</text:p>
          </table:table-cell>
          <table:table-cell table:style-name="ce54" table:formula="of:=ROUND([.E106]*[.E$78]*(1+[.E$80]);0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22" calcext:value-type="float">
            <text:p>22</text:p>
          </table:table-cell>
          <table:table-cell table:style-name="ce35" office:value-type="float" office:value="22" calcext:value-type="float">
            <text:p>22</text:p>
          </table:table-cell>
          <table:table-cell table:style-name="ce35" table:formula="of:=ROUND([.C107]*[.E$76]*[.E$77];0)" office:value-type="float" office:value="48" calcext:value-type="float">
            <text:p>48</text:p>
          </table:table-cell>
          <table:table-cell table:style-name="ce46" table:formula="of:=ROUNDUP(ROUNDUP(([.D107]/2)+1;0)/(((1+[.E$80])*[.E$78])+[.E$79]);0)+1" office:value-type="float" office:value="26" calcext:value-type="float">
            <text:p>26</text:p>
          </table:table-cell>
          <table:table-cell table:style-name="ce54" table:formula="of:=ROUND([.E107]*[.E$78]*(1+[.E$80]);0)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35" office:value-type="float" office:value="20" calcext:value-type="float">
            <text:p>20</text:p>
          </table:table-cell>
          <table:table-cell table:style-name="ce35" table:formula="of:=ROUND([.C108]*[.E$76]*[.E$77];0)" office:value-type="float" office:value="44" calcext:value-type="float">
            <text:p>44</text:p>
          </table:table-cell>
          <table:table-cell table:style-name="ce46" table:formula="of:=ROUNDUP(ROUNDUP(([.D108]/2)+1;0)/(((1+[.E$80])*[.E$78])+[.E$79]);0)+1" office:value-type="float" office:value="24" calcext:value-type="float">
            <text:p>24</text:p>
          </table:table-cell>
          <table:table-cell table:style-name="ce54" table:formula="of:=ROUND([.E108]*[.E$78]*(1+[.E$80]);0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35" office:value-type="float" office:value="18" calcext:value-type="float">
            <text:p>18</text:p>
          </table:table-cell>
          <table:table-cell table:style-name="ce35" table:formula="of:=ROUND([.C109]*[.E$76]*[.E$77];0)" office:value-type="float" office:value="40" calcext:value-type="float">
            <text:p>40</text:p>
          </table:table-cell>
          <table:table-cell table:style-name="ce46" table:formula="of:=ROUNDUP(ROUNDUP(([.D109]/2)+1;0)/(((1+[.E$80])*[.E$78])+[.E$79]);0)+1" office:value-type="float" office:value="22" calcext:value-type="float">
            <text:p>22</text:p>
          </table:table-cell>
          <table:table-cell table:style-name="ce54" table:formula="of:=ROUND([.E109]*[.E$78]*(1+[.E$80]);0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19" calcext:value-type="float">
            <text:p>19</text:p>
          </table:table-cell>
          <table:table-cell table:style-name="ce35" office:value-type="float" office:value="17" calcext:value-type="float">
            <text:p>17</text:p>
          </table:table-cell>
          <table:table-cell table:style-name="ce35" table:formula="of:=ROUND([.C110]*[.E$76]*[.E$77];0)" office:value-type="float" office:value="37" calcext:value-type="float">
            <text:p>37</text:p>
          </table:table-cell>
          <table:table-cell table:style-name="ce46" table:formula="of:=ROUNDUP(ROUNDUP(([.D110]/2)+1;0)/(((1+[.E$80])*[.E$78])+[.E$79]);0)+1" office:value-type="float" office:value="21" calcext:value-type="float">
            <text:p>21</text:p>
          </table:table-cell>
          <table:table-cell table:style-name="ce54" table:formula="of:=ROUND([.E110]*[.E$78]*(1+[.E$80]);0)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18" calcext:value-type="float">
            <text:p>18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formula="of:=ROUND([.C111]*[.E$76]*[.E$77];0)" office:value-type="float" office:value="33" calcext:value-type="float">
            <text:p>33</text:p>
          </table:table-cell>
          <table:table-cell table:style-name="ce46" table:formula="of:=ROUNDUP(ROUNDUP(([.D111]/2)+1;0)/(((1+[.E$80])*[.E$78])+[.E$79]);0)+1" office:value-type="float" office:value="19" calcext:value-type="float">
            <text:p>19</text:p>
          </table:table-cell>
          <table:table-cell table:style-name="ce54" table:formula="of:=ROUND([.E111]*[.E$78]*(1+[.E$80]);0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17" calcext:value-type="float">
            <text:p>17</text:p>
          </table:table-cell>
          <table:table-cell table:style-name="ce35" office:value-type="float" office:value="14" calcext:value-type="float">
            <text:p>14</text:p>
          </table:table-cell>
          <table:table-cell table:style-name="ce35" table:formula="of:=ROUND([.C112]*[.E$76]*[.E$77];0)" office:value-type="float" office:value="31" calcext:value-type="float">
            <text:p>31</text:p>
          </table:table-cell>
          <table:table-cell table:style-name="ce46" table:formula="of:=ROUNDUP(ROUNDUP(([.D112]/2)+1;0)/(((1+[.E$80])*[.E$78])+[.E$79]);0)+1" office:value-type="float" office:value="18" calcext:value-type="float">
            <text:p>18</text:p>
          </table:table-cell>
          <table:table-cell table:style-name="ce54" table:formula="of:=ROUND([.E112]*[.E$78]*(1+[.E$80]);0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16" calcext:value-type="float">
            <text:p>16</text:p>
          </table:table-cell>
          <table:table-cell table:style-name="ce35" office:value-type="float" office:value="13" calcext:value-type="float">
            <text:p>13</text:p>
          </table:table-cell>
          <table:table-cell table:style-name="ce35" table:formula="of:=ROUND([.C113]*[.E$76]*[.E$77];0)" office:value-type="float" office:value="29" calcext:value-type="float">
            <text:p>29</text:p>
          </table:table-cell>
          <table:table-cell table:style-name="ce46" table:formula="of:=ROUNDUP(ROUNDUP(([.D113]/2)+1;0)/(((1+[.E$80])*[.E$78])+[.E$79]);0)+1" office:value-type="float" office:value="17" calcext:value-type="float">
            <text:p>17</text:p>
          </table:table-cell>
          <table:table-cell table:style-name="ce54" table:formula="of:=ROUND([.E113]*[.E$78]*(1+[.E$80]);0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15" calcext:value-type="float">
            <text:p>15</text:p>
          </table:table-cell>
          <table:table-cell table:style-name="ce35" office:value-type="float" office:value="11" calcext:value-type="float">
            <text:p>11</text:p>
          </table:table-cell>
          <table:table-cell table:style-name="ce35" table:formula="of:=ROUND([.C114]*[.E$76]*[.E$77];0)" office:value-type="float" office:value="24" calcext:value-type="float">
            <text:p>24</text:p>
          </table:table-cell>
          <table:table-cell table:style-name="ce46" table:formula="of:=ROUNDUP(ROUNDUP(([.D114]/2)+1;0)/(((1+[.E$80])*[.E$78])+[.E$79]);0)+1" office:value-type="float" office:value="14" calcext:value-type="float">
            <text:p>14</text:p>
          </table:table-cell>
          <table:table-cell table:style-name="ce54" table:formula="of:=ROUND([.E114]*[.E$78]*(1+[.E$80]);0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14" calcext:value-type="float">
            <text:p>14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formula="of:=ROUND([.C115]*[.E$76]*[.E$77];0)" office:value-type="float" office:value="22" calcext:value-type="float">
            <text:p>22</text:p>
          </table:table-cell>
          <table:table-cell table:style-name="ce46" table:formula="of:=ROUNDUP(ROUNDUP(([.D115]/2)+1;0)/(((1+[.E$80])*[.E$78])+[.E$79]);0)+1" office:value-type="float" office:value="13" calcext:value-type="float">
            <text:p>13</text:p>
          </table:table-cell>
          <table:table-cell table:style-name="ce54" table:formula="of:=ROUND([.E115]*[.E$78]*(1+[.E$80]);0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13" calcext:value-type="float">
            <text:p>13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formula="of:=ROUND([.C116]*[.E$76]*[.E$77];0)" office:value-type="float" office:value="20" calcext:value-type="float">
            <text:p>20</text:p>
          </table:table-cell>
          <table:table-cell table:style-name="ce46" table:formula="of:=ROUNDUP(ROUNDUP(([.D116]/2)+1;0)/(((1+[.E$80])*[.E$78])+[.E$79]);0)+1" office:value-type="float" office:value="12" calcext:value-type="float">
            <text:p>12</text:p>
          </table:table-cell>
          <table:table-cell table:style-name="ce54" table:formula="of:=ROUND([.E116]*[.E$78]*(1+[.E$80]);0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12" calcext:value-type="float">
            <text:p>12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formula="of:=ROUND([.C117]*[.E$76]*[.E$77];0)" office:value-type="float" office:value="20" calcext:value-type="float">
            <text:p>20</text:p>
          </table:table-cell>
          <table:table-cell table:style-name="ce46" table:formula="of:=ROUNDUP(ROUNDUP(([.D117]/2)+1;0)/(((1+[.E$80])*[.E$78])+[.E$79]);0)+1" office:value-type="float" office:value="12" calcext:value-type="float">
            <text:p>12</text:p>
          </table:table-cell>
          <table:table-cell table:style-name="ce54" table:formula="of:=ROUND([.E117]*[.E$78]*(1+[.E$80]);0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11" calcext:value-type="float">
            <text:p>11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formula="of:=ROUND([.C118]*[.E$76]*[.E$77];0)" office:value-type="float" office:value="18" calcext:value-type="float">
            <text:p>18</text:p>
          </table:table-cell>
          <table:table-cell table:style-name="ce46" table:formula="of:=ROUNDUP(ROUNDUP(([.D118]/2)+1;0)/(((1+[.E$80])*[.E$78])+[.E$79]);0)+1" office:value-type="float" office:value="11" calcext:value-type="float">
            <text:p>11</text:p>
          </table:table-cell>
          <table:table-cell table:style-name="ce54" table:formula="of:=ROUND([.E118]*[.E$78]*(1+[.E$80]);0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35" office:value-type="float" office:value="7" calcext:value-type="float">
            <text:p>7</text:p>
          </table:table-cell>
          <table:table-cell table:style-name="ce35" table:formula="of:=ROUND([.C119]*[.E$76]*[.E$77];0)" office:value-type="float" office:value="15" calcext:value-type="float">
            <text:p>15</text:p>
          </table:table-cell>
          <table:table-cell table:style-name="ce46" table:formula="of:=ROUNDUP(ROUNDUP(([.D119]/2)+1;0)/(((1+[.E$80])*[.E$78])+[.E$79]);0)+1" office:value-type="float" office:value="10" calcext:value-type="float">
            <text:p>10</text:p>
          </table:table-cell>
          <table:table-cell table:style-name="ce54" table:formula="of:=ROUND([.E119]*[.E$78]*(1+[.E$80]);0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table:formula="of:=ROUND([.C120]*[.E$76]*[.E$77];0)" office:value-type="float" office:value="13" calcext:value-type="float">
            <text:p>13</text:p>
          </table:table-cell>
          <table:table-cell table:style-name="ce46" table:formula="of:=ROUNDUP(ROUNDUP(([.D120]/2)+1;0)/(((1+[.E$80])*[.E$78])+[.E$79]);0)+1" office:value-type="float" office:value="9" calcext:value-type="float">
            <text:p>9</text:p>
          </table:table-cell>
          <table:table-cell table:style-name="ce54" table:formula="of:=ROUND([.E120]*[.E$78]*(1+[.E$80]);0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style-name="ce35" table:formula="of:=ROUND([.C121]*[.E$76]*[.E$77];0)" office:value-type="float" office:value="13" calcext:value-type="float">
            <text:p>13</text:p>
          </table:table-cell>
          <table:table-cell table:style-name="ce46" table:formula="of:=ROUNDUP(ROUNDUP(([.D121]/2)+1;0)/(((1+[.E$80])*[.E$78])+[.E$79]);0)+1" office:value-type="float" office:value="9" calcext:value-type="float">
            <text:p>9</text:p>
          </table:table-cell>
          <table:table-cell table:style-name="ce54" table:formula="of:=ROUND([.E121]*[.E$78]*(1+[.E$80]);0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formula="of:=ROUND([.C122]*[.E$76]*[.E$77];0)" office:value-type="float" office:value="11" calcext:value-type="float">
            <text:p>11</text:p>
          </table:table-cell>
          <table:table-cell table:style-name="ce46" table:formula="of:=ROUNDUP(ROUNDUP(([.D122]/2)+1;0)/(((1+[.E$80])*[.E$78])+[.E$79]);0)+1" office:value-type="float" office:value="8" calcext:value-type="float">
            <text:p>8</text:p>
          </table:table-cell>
          <table:table-cell table:style-name="ce54" table:formula="of:=ROUND([.E122]*[.E$78]*(1+[.E$80]);0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formula="of:=ROUND([.C123]*[.E$76]*[.E$77];0)" office:value-type="float" office:value="11" calcext:value-type="float">
            <text:p>11</text:p>
          </table:table-cell>
          <table:table-cell table:style-name="ce46" table:formula="of:=ROUNDUP(ROUNDUP(([.D123]/2)+1;0)/(((1+[.E$80])*[.E$78])+[.E$79]);0)+1" office:value-type="float" office:value="8" calcext:value-type="float">
            <text:p>8</text:p>
          </table:table-cell>
          <table:table-cell table:style-name="ce54" table:formula="of:=ROUND([.E123]*[.E$78]*(1+[.E$80]);0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formula="of:=ROUND([.C124]*[.E$76]*[.E$77];0)" office:value-type="float" office:value="9" calcext:value-type="float">
            <text:p>9</text:p>
          </table:table-cell>
          <table:table-cell table:style-name="ce46" table:formula="of:=ROUNDUP(ROUNDUP(([.D124]/2)+1;0)/(((1+[.E$80])*[.E$78])+[.E$79]);0)+1" office:value-type="float" office:value="7" calcext:value-type="float">
            <text:p>7</text:p>
          </table:table-cell>
          <table:table-cell table:style-name="ce54" table:formula="of:=ROUND([.E124]*[.E$78]*(1+[.E$80]);0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formula="of:=ROUND([.C125]*[.E$76]*[.E$77];0)" office:value-type="float" office:value="9" calcext:value-type="float">
            <text:p>9</text:p>
          </table:table-cell>
          <table:table-cell table:style-name="ce46" table:formula="of:=ROUNDUP(ROUNDUP(([.D125]/2)+1;0)/(((1+[.E$80])*[.E$78])+[.E$79]);0)+1" office:value-type="float" office:value="7" calcext:value-type="float">
            <text:p>7</text:p>
          </table:table-cell>
          <table:table-cell table:style-name="ce54" table:formula="of:=ROUND([.E125]*[.E$78]*(1+[.E$80]);0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formula="of:=ROUND([.C126]*[.E$76]*[.E$77];0)" office:value-type="float" office:value="9" calcext:value-type="float">
            <text:p>9</text:p>
          </table:table-cell>
          <table:table-cell table:style-name="ce46" table:formula="of:=ROUNDUP(ROUNDUP(([.D126]/2)+1;0)/(((1+[.E$80])*[.E$78])+[.E$79]);0)+1" office:value-type="float" office:value="7" calcext:value-type="float">
            <text:p>7</text:p>
          </table:table-cell>
          <table:table-cell table:style-name="ce54" table:formula="of:=ROUND([.E126]*[.E$78]*(1+[.E$80]);0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formula="of:=ROUND([.C127]*[.E$76]*[.E$77];0)" office:value-type="float" office:value="7" calcext:value-type="float">
            <text:p>7</text:p>
          </table:table-cell>
          <table:table-cell table:style-name="ce46" table:formula="of:=ROUNDUP(ROUNDUP(([.D127]/2)+1;0)/(((1+[.E$80])*[.E$78])+[.E$79]);0)+1" office:value-type="float" office:value="6" calcext:value-type="float">
            <text:p>6</text:p>
          </table:table-cell>
          <table:table-cell table:style-name="ce54" table:formula="of:=ROUND([.E127]*[.E$78]*(1+[.E$80]);0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ROUND([.C128]*[.E$76]*[.E$77];0)" office:value-type="float" office:value="7" calcext:value-type="float">
            <text:p>7</text:p>
          </table:table-cell>
          <table:table-cell table:style-name="ce47" table:formula="of:=ROUNDUP(ROUNDUP(([.D128]/2)+1;0)/(((1+[.E$80])*[.E$78])+[.E$79]);0)+1" office:value-type="float" office:value="6" calcext:value-type="float">
            <text:p>6</text:p>
          </table:table-cell>
          <table:table-cell table:style-name="ce55" table:formula="of:=ROUND([.E128]*[.E$78]*(1+[.E$80]);0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HALL OF ORDERS</text:p>
          </table:table-cell>
          <table:table-cell table:style-name="ce11" office:value-type="float" office:value="10" calcext:value-type="float">
            <text:p>10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formula="of:=ROUND([.C129]*[.E$76]*[.E$77];0)" office:value-type="float" office:value="156" calcext:value-type="float">
            <text:p>156</text:p>
          </table:table-cell>
          <table:table-cell table:style-name="ce45" table:formula="of:=ROUNDUP(ROUNDUP(([.D129]/2)+1;0)/(((1+[.E$80])*[.E$78])+[.E$79]);0)+1" office:value-type="float" office:value="78" calcext:value-type="float">
            <text:p>78</text:p>
          </table:table-cell>
          <table:table-cell table:style-name="ce53" table:formula="of:=ROUND([.E129]*[.E$78]*(1+[.E$80]);0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35" office:value-type="float" office:value="43" calcext:value-type="float">
            <text:p>43</text:p>
          </table:table-cell>
          <table:table-cell table:style-name="ce35" table:formula="of:=ROUND([.C130]*[.E$76]*[.E$77];0)" office:value-type="float" office:value="95" calcext:value-type="float">
            <text:p>95</text:p>
          </table:table-cell>
          <table:table-cell table:style-name="ce46" table:formula="of:=ROUNDUP(ROUNDUP(([.D130]/2)+1;0)/(((1+[.E$80])*[.E$78])+[.E$79]);0)+1" office:value-type="float" office:value="49" calcext:value-type="float">
            <text:p>49</text:p>
          </table:table-cell>
          <table:table-cell table:style-name="ce54" table:formula="of:=ROUND([.E130]*[.E$78]*(1+[.E$80]);0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8" calcext:value-type="float">
            <text:p>8</text:p>
          </table:table-cell>
          <table:table-cell table:style-name="ce35" office:value-type="float" office:value="39" calcext:value-type="float">
            <text:p>39</text:p>
          </table:table-cell>
          <table:table-cell table:style-name="ce35" table:formula="of:=ROUND([.C131]*[.E$76]*[.E$77];0)" office:value-type="float" office:value="86" calcext:value-type="float">
            <text:p>86</text:p>
          </table:table-cell>
          <table:table-cell table:style-name="ce46" table:formula="of:=ROUNDUP(ROUNDUP(([.D131]/2)+1;0)/(((1+[.E$80])*[.E$78])+[.E$79]);0)+1" office:value-type="float" office:value="44" calcext:value-type="float">
            <text:p>44</text:p>
          </table:table-cell>
          <table:table-cell table:style-name="ce54" table:formula="of:=ROUND([.E131]*[.E$78]*(1+[.E$80]);0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35" office:value-type="float" office:value="35" calcext:value-type="float">
            <text:p>35</text:p>
          </table:table-cell>
          <table:table-cell table:style-name="ce35" table:formula="of:=ROUND([.C132]*[.E$76]*[.E$77];0)" office:value-type="float" office:value="77" calcext:value-type="float">
            <text:p>77</text:p>
          </table:table-cell>
          <table:table-cell table:style-name="ce46" table:formula="of:=ROUNDUP(ROUNDUP(([.D132]/2)+1;0)/(((1+[.E$80])*[.E$78])+[.E$79]);0)+1" office:value-type="float" office:value="40" calcext:value-type="float">
            <text:p>40</text:p>
          </table:table-cell>
          <table:table-cell table:style-name="ce54" table:formula="of:=ROUND([.E132]*[.E$78]*(1+[.E$80]);0)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35" office:value-type="float" office:value="32" calcext:value-type="float">
            <text:p>32</text:p>
          </table:table-cell>
          <table:table-cell table:style-name="ce35" table:formula="of:=ROUND([.C133]*[.E$76]*[.E$77];0)" office:value-type="float" office:value="70" calcext:value-type="float">
            <text:p>70</text:p>
          </table:table-cell>
          <table:table-cell table:style-name="ce46" table:formula="of:=ROUNDUP(ROUNDUP(([.D133]/2)+1;0)/(((1+[.E$80])*[.E$78])+[.E$79]);0)+1" office:value-type="float" office:value="36" calcext:value-type="float">
            <text:p>36</text:p>
          </table:table-cell>
          <table:table-cell table:style-name="ce54" table:formula="of:=ROUND([.E133]*[.E$78]*(1+[.E$80]);0)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35" office:value-type="float" office:value="29" calcext:value-type="float">
            <text:p>29</text:p>
          </table:table-cell>
          <table:table-cell table:style-name="ce35" table:formula="of:=ROUND([.C134]*[.E$76]*[.E$77];0)" office:value-type="float" office:value="64" calcext:value-type="float">
            <text:p>64</text:p>
          </table:table-cell>
          <table:table-cell table:style-name="ce46" table:formula="of:=ROUNDUP(ROUNDUP(([.D134]/2)+1;0)/(((1+[.E$80])*[.E$78])+[.E$79]);0)+1" office:value-type="float" office:value="33" calcext:value-type="float">
            <text:p>33</text:p>
          </table:table-cell>
          <table:table-cell table:style-name="ce54" table:formula="of:=ROUND([.E134]*[.E$78]*(1+[.E$80]);0)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35" office:value-type="float" office:value="27" calcext:value-type="float">
            <text:p>27</text:p>
          </table:table-cell>
          <table:table-cell table:style-name="ce35" table:formula="of:=ROUND([.C135]*[.E$76]*[.E$77];0)" office:value-type="float" office:value="59" calcext:value-type="float">
            <text:p>59</text:p>
          </table:table-cell>
          <table:table-cell table:style-name="ce46" table:formula="of:=ROUNDUP(ROUNDUP(([.D135]/2)+1;0)/(((1+[.E$80])*[.E$78])+[.E$79]);0)+1" office:value-type="float" office:value="31" calcext:value-type="float">
            <text:p>31</text:p>
          </table:table-cell>
          <table:table-cell table:style-name="ce54" table:formula="of:=ROUND([.E135]*[.E$78]*(1+[.E$80]);0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35" office:value-type="float" office:value="24" calcext:value-type="float">
            <text:p>24</text:p>
          </table:table-cell>
          <table:table-cell table:style-name="ce35" table:formula="of:=ROUND([.C136]*[.E$76]*[.E$77];0)" office:value-type="float" office:value="53" calcext:value-type="float">
            <text:p>53</text:p>
          </table:table-cell>
          <table:table-cell table:style-name="ce46" table:formula="of:=ROUNDUP(ROUNDUP(([.D136]/2)+1;0)/(((1+[.E$80])*[.E$78])+[.E$79]);0)+1" office:value-type="float" office:value="29" calcext:value-type="float">
            <text:p>29</text:p>
          </table:table-cell>
          <table:table-cell table:style-name="ce54" table:formula="of:=ROUND([.E136]*[.E$78]*(1+[.E$80]);0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36" office:value-type="float" office:value="22" calcext:value-type="float">
            <text:p>22</text:p>
          </table:table-cell>
          <table:table-cell table:style-name="ce36" table:formula="of:=ROUND([.C137]*[.E$76]*[.E$77];0)" office:value-type="float" office:value="48" calcext:value-type="float">
            <text:p>48</text:p>
          </table:table-cell>
          <table:table-cell table:style-name="ce47" table:formula="of:=ROUNDUP(ROUNDUP(([.D137]/2)+1;0)/(((1+[.E$80])*[.E$78])+[.E$79]);0)+1" office:value-type="float" office:value="26" calcext:value-type="float">
            <text:p>26</text:p>
          </table:table-cell>
          <table:table-cell table:style-name="ce55" table:formula="of:=ROUND([.E137]*[.E$78]*(1+[.E$80]);0)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HURCH</text:p>
          </table:table-cell>
          <table:table-cell table:style-name="ce11" office:value-type="float" office:value="3" calcext:value-type="float">
            <text:p>3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table:formula="of:=ROUND([.C138]*[.E$76]*[.E$77];0)" office:value-type="float" office:value="1760" calcext:value-type="float">
            <text:p>1760</text:p>
          </table:table-cell>
          <table:table-cell table:style-name="ce45" table:formula="of:=ROUNDUP(ROUNDUP(([.D138]/2)+1;0)/(((1+[.E$80])*[.E$78])+[.E$79]);0)+1" office:value-type="float" office:value="853" calcext:value-type="float">
            <text:p>853</text:p>
          </table:table-cell>
          <table:table-cell table:style-name="ce53" table:formula="of:=ROUND([.E138]*[.E$78]*(1+[.E$80]);0)" office:value-type="float" office:value="798" calcext:value-type="float">
            <text:p>798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(WALL)</text:p>
          </table:table-cell>
          <table:table-cell table:style-name="ce12" office:value-type="float" office:value="2" calcext:value-type="float">
            <text:p>2</text:p>
          </table:table-cell>
          <table:table-cell table:style-name="ce35" office:value-type="float" office:value="800" calcext:value-type="float">
            <text:p>800</text:p>
          </table:table-cell>
          <table:table-cell table:style-name="ce35" table:formula="of:=ROUND([.C139]*[.E$76]*[.E$77];0)" office:value-type="float" office:value="1760" calcext:value-type="float">
            <text:p>1760</text:p>
          </table:table-cell>
          <table:table-cell table:style-name="ce46" table:formula="of:=ROUNDUP(ROUNDUP(([.D139]/2)+1;0)/(((1+[.E$80])*[.E$78])+[.E$79]);0)+1" office:value-type="float" office:value="853" calcext:value-type="float">
            <text:p>853</text:p>
          </table:table-cell>
          <table:table-cell table:style-name="ce54" table:formula="of:=ROUND([.E139]*[.E$78]*(1+[.E$80]);0)" office:value-type="float" office:value="798" calcext:value-type="float">
            <text:p>798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table:formula="of:=ROUND([.C140]*[.E$76]*[.E$77];0)" office:value-type="float" office:value="1760" calcext:value-type="float">
            <text:p>1760</text:p>
          </table:table-cell>
          <table:table-cell table:style-name="ce47" table:formula="of:=ROUNDUP(ROUNDUP(([.D140]/2)+1;0)/(((1+[.E$80])*[.E$78])+[.E$79]);0)+1" office:value-type="float" office:value="853" calcext:value-type="float">
            <text:p>853</text:p>
          </table:table-cell>
          <table:table-cell table:style-name="ce55" table:formula="of:=ROUND([.E140]*[.E$78]*(1+[.E$80]);0)" office:value-type="float" office:value="798" calcext:value-type="float">
            <text:p>79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HURCH</text:p>
          </table:table-cell>
          <table:table-cell table:style-name="ce11" office:value-type="float" office:value="3" calcext:value-type="float">
            <text:p>3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table:formula="of:=ROUND([.C141]*[.E$76]*[.E$77];0)" office:value-type="float" office:value="1760" calcext:value-type="float">
            <text:p>1760</text:p>
          </table:table-cell>
          <table:table-cell table:style-name="ce45" table:formula="of:=ROUNDUP(ROUNDUP(([.D141]/2)+1;0)/(((1+[.E$80])*[.E$78])+[.E$79]);0)+1" office:value-type="float" office:value="853" calcext:value-type="float">
            <text:p>853</text:p>
          </table:table-cell>
          <table:table-cell table:style-name="ce53" table:formula="of:=ROUND([.E141]*[.E$78]*(1+[.E$80]);0)" office:value-type="float" office:value="798" calcext:value-type="float">
            <text:p>798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(NO WALL)</text:p>
          </table:table-cell>
          <table:table-cell table:style-name="ce12" office:value-type="float" office:value="2" calcext:value-type="float">
            <text:p>2</text:p>
          </table:table-cell>
          <table:table-cell table:style-name="ce35" office:value-type="float" office:value="800" calcext:value-type="float">
            <text:p>800</text:p>
          </table:table-cell>
          <table:table-cell table:style-name="ce35" table:formula="of:=ROUND([.C142]*[.E$76]*[.E$77];0)" office:value-type="float" office:value="1760" calcext:value-type="float">
            <text:p>1760</text:p>
          </table:table-cell>
          <table:table-cell table:style-name="ce46" table:formula="of:=ROUNDUP(ROUNDUP(([.D142]/2)+1;0)/(((1+[.E$80])*[.E$78])+[.E$79]);0)+1" office:value-type="float" office:value="853" calcext:value-type="float">
            <text:p>853</text:p>
          </table:table-cell>
          <table:table-cell table:style-name="ce54" table:formula="of:=ROUND([.E142]*[.E$78]*(1+[.E$80]);0)" office:value-type="float" office:value="798" calcext:value-type="float">
            <text:p>798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table:formula="of:=ROUND([.C143]*[.E$76]*[.E$77];0)" office:value-type="float" office:value="1760" calcext:value-type="float">
            <text:p>1760</text:p>
          </table:table-cell>
          <table:table-cell table:style-name="ce47" table:formula="of:=ROUNDUP(ROUNDUP(([.D143]/2)+1;0)/(((1+[.E$80])*[.E$78])+[.E$79]);0)+1" office:value-type="float" office:value="853" calcext:value-type="float">
            <text:p>853</text:p>
          </table:table-cell>
          <table:table-cell table:style-name="ce55" table:formula="of:=ROUND([.E143]*[.E$78]*(1+[.E$80]);0)" office:value-type="float" office:value="798" calcext:value-type="float">
            <text:p>798</text:p>
          </table:table-cell>
          <table:table-cell table:number-columns-repeated="1017"/>
        </table:table-row>
        <table:table-row table:style-name="ro1" table:number-rows-repeated="10484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>
        <table:named-range table:name="ATTMOD" table:base-cell-address="$DBASE.$Q$24" table:cell-range-address="$#REF!.$P$2"/>
        <table:named-range table:name="BASEDEF" table:base-cell-address="$DBASE.$Q$24" table:cell-range-address="$#REF!.$P$49"/>
        <table:named-range table:name="BLDFOOD" table:base-cell-address="$DBASE.$AE$18" table:cell-range-address="$DBASE.$A$1:.$AE$18"/>
        <table:named-range table:name="BLDHIT" table:base-cell-address="$DBASE.$AE$56" table:cell-range-address="$DBASE.$A$39:.$AE$56"/>
        <table:named-range table:name="BLDPOINTS" table:base-cell-address="$DBASE.$A$20" table:cell-range-address="$DBASE.$A$20:.$AE$37"/>
        <table:named-range table:name="DCS" table:base-cell-address="$DBASE.$Q$59" table:cell-range-address="$#REF!.$Q$49"/>
        <table:named-range table:name="DEFFAITH" table:base-cell-address="$DBASE.$C$3" table:cell-range-address="$#REF!.$C$3"/>
        <table:named-range table:name="DEFMOD" table:base-cell-address="$DBASE.$L$13" table:cell-range-address="$#REF!.$P$3"/>
        <table:named-range table:name="FAITH" table:base-cell-address="$DBASE.$P$17" table:cell-range-address="$#REF!.$C$2"/>
        <table:named-range table:name="KILLA" table:base-cell-address="$DBASE.$B$15" table:cell-range-address="$#REF!.$B$16"/>
        <table:named-range table:name="KILLC" table:base-cell-address="$DBASE.$B$14" table:cell-range-address="$#REF!.$B$15"/>
        <table:named-range table:name="KILLD" table:base-cell-address="$DBASE.$C$17" table:cell-range-address="$#REF!.$C$17"/>
        <table:named-range table:name="KILLG" table:base-cell-address="$DBASE.$B$13" table:cell-range-address="$#REF!.$B$14"/>
        <table:named-range table:name="KILLO" table:base-cell-address="$DBASE.$B$17" table:cell-range-address="$#REF!.$B$17"/>
        <table:named-range table:name="LUCK" table:base-cell-address="$DBASE.$P$15" table:cell-range-address="$#REF!.$E$2"/>
        <table:named-range table:name="MORALE" table:base-cell-address="$DBASE.$P$13" table:cell-range-address="$#REF!.$D$2"/>
        <table:named-range table:name="OCS" table:base-cell-address="$DBASE.$Q$46" table:cell-range-address="$#REF!.$Q$36"/>
        <table:named-range table:name="PCTA" table:base-cell-address="$DBASE.$P$30" table:cell-range-address="$#REF!.$Q$41"/>
        <table:named-range table:name="PCTC" table:base-cell-address="$DBASE.$P$27" table:cell-range-address="$#REF!.$Q$39"/>
        <table:named-range table:name="PCTG" table:base-cell-address="$DBASE.$P$24" table:cell-range-address="$#REF!.$Q$37"/>
        <table:named-range table:name="UNITS" table:base-cell-address="$DBASE.$I$84" table:cell-range-address="$DBASE.$A$58:.$I$71"/>
        <table:named-range table:name="UNITSDB" table:base-cell-address="$DBASE.$J$71" table:cell-range-address="$DBASE.$A$58:.$K$71"/>
        <table:named-range table:name="WALL" table:base-cell-address="$DBASE.$K$13" table:cell-range-address="$#REF!.$H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vy Code R" svg:font-family="'Envy Code 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2" loext:min-decimal-places="2" number:min-integer-digits="1">
        <number:embedded-text number:position="3"> </number:embedded-text>
      </number:number>
    </number:number-style>
    <number:number-style style:name="N124">
      <number:number number:decimal-places="0" loext:min-decimal-places="0" number:min-integer-digits="1">
        <number:embedded-text number:position="3"> </number:embedded-text>
      </number:number>
    </number:number-style>
    <number:number-style style:name="N125P0" style:volatile="true">
      <number:number number:decimal-places="2" loext:min-decimal-places="2" number:min-integer-digits="1"/>
    </number:number-style>
    <number:number-style style:name="N125">
      <style:text-properties fo:color="#ff0000"/>
      <number:text>-</number:text>
      <number:number number:decimal-places="2" loext:min-decimal-places="2" number:min-integer-digits="1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/>
    </number:number-style>
    <number:number-style style:name="N126">
      <style:text-properties fo:color="#ff0000"/>
      <number:text>-</number:text>
      <number:number number:decimal-places="0" loext:min-decimal-places="0" number:min-integer-digits="1"/>
      <style:map style:condition="value()&gt;=0" style:apply-style-name="N126P0"/>
    </number:number-style>
    <number:time-style style:name="N127" number:truncate-on-overflow="false">
      <number:hours number:style="long"/>
      <number:text>:</number:text>
      <number:minutes number:style="long"/>
    </number:time-style>
    <number:number-style style:name="N128">
      <number:number number:decimal-places="3" loext:min-decimal-places="3" number:min-integer-digits="1"/>
    </number:number-style>
    <number:number-style style:name="N129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0P0" style:volatile="true">
      <number:number number:decimal-places="2" loext:min-decimal-places="2" number:min-integer-digits="1"/>
    </number:number-style>
    <number:number-style style:name="N130">
      <style:text-properties fo:color="#ff0000"/>
      <number:text>-</number:text>
      <number:number number:decimal-places="3" loext:min-decimal-places="3" number:min-integer-digits="1"/>
      <style:map style:condition="value()&gt;=0" style:apply-style-name="N130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7:11:54.8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1:39:11.487000000</meta:creation-date>
    <dc:date>2016-06-03T17:47:59.046000000</dc:date>
    <meta:editing-duration>P15DT5H37M40S</meta:editing-duration>
    <meta:editing-cycles>162</meta:editing-cycles>
    <meta:generator>LibreOffice/5.0.0.5$Windows_x86 LibreOffice_project/1b1a90865e348b492231e1c451437d7a15bb262b</meta:generator>
    <meta:document-statistic meta:table-count="1" meta:cell-count="2218" meta:object-count="0"/>
  </office:meta>
</office:document-meta>
</file>